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2" svg:font-family="Calibri, sans-serif"/>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F" svg:font-family="" style:font-family-generic="system"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6.002cm" table:align="left" style:writing-mode="lr-tb"/>
    </style:style>
    <style:style style:name="Tableau1.A" style:family="table-column">
      <style:table-column-properties style:column-width="8.872cm"/>
    </style:style>
    <style:style style:name="Tableau1.B" style:family="table-column">
      <style:table-column-properties style:column-width="7.13cm"/>
    </style:style>
    <style:style style:name="Tableau1.A1" style:family="table-cell">
      <style:table-cell-properties style:vertical-align="middle" fo:padding="0.176cm" fo:border="1pt solid #000000"/>
    </style:style>
    <style:style style:name="Tableau2" style:family="table">
      <style:table-properties style:width="15.035cm" table:align="left" style:writing-mode="lr-tb"/>
    </style:style>
    <style:style style:name="Tableau2.A" style:family="table-column">
      <style:table-column-properties style:column-width="7.458cm"/>
    </style:style>
    <style:style style:name="Tableau2.B" style:family="table-column">
      <style:table-column-properties style:column-width="7.578cm"/>
    </style:style>
    <style:style style:name="Tableau2.A1" style:family="table-cell">
      <style:table-cell-properties style:vertical-align="middle" fo:padding="0.176cm" fo:border="1pt solid #000000"/>
    </style:style>
    <style:style style:name="Tableau3" style:family="table">
      <style:table-properties style:width="16.002cm" table:align="left" style:writing-mode="lr-tb"/>
    </style:style>
    <style:style style:name="Tableau3.A" style:family="table-column">
      <style:table-column-properties style:column-width="9.885cm"/>
    </style:style>
    <style:style style:name="Tableau3.B" style:family="table-column">
      <style:table-column-properties style:column-width="6.117cm"/>
    </style:style>
    <style:style style:name="Tableau3.A1" style:family="table-cell">
      <style:table-cell-properties style:vertical-align="middle" fo:padding="0.176cm" fo:border="1pt solid #000000"/>
    </style:style>
    <style:style style:name="Tableau4" style:family="table">
      <style:table-properties style:width="13.012cm" table:align="left" style:writing-mode="lr-tb"/>
    </style:style>
    <style:style style:name="Tableau4.A" style:family="table-column">
      <style:table-column-properties style:column-width="5.435cm"/>
    </style:style>
    <style:style style:name="Tableau4.B" style:family="table-column">
      <style:table-column-properties style:column-width="7.578cm"/>
    </style:style>
    <style:style style:name="Tableau4.A1" style:family="table-cell">
      <style:table-cell-properties style:vertical-align="middle" fo:padding="0.176cm" fo:border="1pt solid #000000"/>
    </style:style>
    <style:style style:name="Tableau5" style:family="table">
      <style:table-properties style:width="15.685cm" table:align="left" style:writing-mode="lr-tb"/>
    </style:style>
    <style:style style:name="Tableau5.A" style:family="table-column">
      <style:table-column-properties style:column-width="8.107cm"/>
    </style:style>
    <style:style style:name="Tableau5.B" style:family="table-column">
      <style:table-column-properties style:column-width="7.578cm"/>
    </style:style>
    <style:style style:name="Tableau5.A1" style:family="table-cell">
      <style:table-cell-properties style:vertical-align="middle" fo:padding="0.176cm" fo:border="1pt solid #000000"/>
    </style:style>
    <style:style style:name="Tableau6" style:family="table">
      <style:table-properties style:width="14.291cm" table:align="left" style:writing-mode="lr-tb"/>
    </style:style>
    <style:style style:name="Tableau6.A" style:family="table-column">
      <style:table-column-properties style:column-width="5.443cm"/>
    </style:style>
    <style:style style:name="Tableau6.B" style:family="table-column">
      <style:table-column-properties style:column-width="5.47cm"/>
    </style:style>
    <style:style style:name="Tableau6.C" style:family="table-column">
      <style:table-column-properties style:column-width="3.378cm"/>
    </style:style>
    <style:style style:name="Tableau6.A1" style:family="table-cell">
      <style:table-cell-properties style:vertical-align="middle" fo:padding="0.176cm" fo:border="1pt solid #000000"/>
    </style:style>
    <style:style style:name="Tableau7" style:family="table">
      <style:table-properties style:width="14.291cm" table:align="left" style:writing-mode="lr-tb"/>
    </style:style>
    <style:style style:name="Tableau7.A" style:family="table-column">
      <style:table-column-properties style:column-width="5.443cm"/>
    </style:style>
    <style:style style:name="Tableau7.B" style:family="table-column">
      <style:table-column-properties style:column-width="5.47cm"/>
    </style:style>
    <style:style style:name="Tableau7.C" style:family="table-column">
      <style:table-column-properties style:column-width="3.378cm"/>
    </style:style>
    <style:style style:name="Tableau7.A1" style:family="table-cell">
      <style:table-cell-properties style:vertical-align="middle" fo:padding="0.176cm" fo:border="1pt solid #000000"/>
    </style:style>
    <style:style style:name="Tableau8" style:family="table">
      <style:table-properties style:width="14.291cm" table:align="left" style:writing-mode="lr-tb"/>
    </style:style>
    <style:style style:name="Tableau8.A" style:family="table-column">
      <style:table-column-properties style:column-width="5.443cm"/>
    </style:style>
    <style:style style:name="Tableau8.B" style:family="table-column">
      <style:table-column-properties style:column-width="5.47cm"/>
    </style:style>
    <style:style style:name="Tableau8.C" style:family="table-column">
      <style:table-column-properties style:column-width="3.378cm"/>
    </style:style>
    <style:style style:name="Tableau8.A1" style:family="table-cell">
      <style:table-cell-properties style:vertical-align="middle" fo:padding="0.176cm" fo:border="1pt solid #000000"/>
    </style:style>
    <style:style style:name="Tableau8.A3" style:family="table-cell">
      <style:table-cell-properties style:vertical-align="middle" fo:padding="0.176cm" fo:border-left="1pt solid #000000" fo:border-right="1pt solid #000000" fo:border-top="none" fo:border-bottom="1pt solid #000000"/>
    </style:style>
    <style:style style:name="Tableau9" style:family="table">
      <style:table-properties style:width="14.291cm" table:align="left" style:writing-mode="lr-tb"/>
    </style:style>
    <style:style style:name="Tableau9.A" style:family="table-column">
      <style:table-column-properties style:column-width="5.443cm"/>
    </style:style>
    <style:style style:name="Tableau9.B" style:family="table-column">
      <style:table-column-properties style:column-width="5.47cm"/>
    </style:style>
    <style:style style:name="Tableau9.C" style:family="table-column">
      <style:table-column-properties style:column-width="3.378cm"/>
    </style:style>
    <style:style style:name="Tableau9.A1" style:family="table-cell">
      <style:table-cell-properties style:vertical-align="middle" fo:padding="0.176cm" fo:border="1pt solid #000000"/>
    </style:style>
    <style:style style:name="Tableau11" style:family="table">
      <style:table-properties style:width="14.291cm" table:align="left" style:shadow="none" style:writing-mode="lr-tb"/>
    </style:style>
    <style:style style:name="Tableau11.A" style:family="table-column">
      <style:table-column-properties style:column-width="5.443cm"/>
    </style:style>
    <style:style style:name="Tableau11.B" style:family="table-column">
      <style:table-column-properties style:column-width="5.47cm"/>
    </style:style>
    <style:style style:name="Tableau11.C" style:family="table-column">
      <style:table-column-properties style:column-width="3.378cm"/>
    </style:style>
    <style:style style:name="Tableau11.A1" style:family="table-cell">
      <style:table-cell-properties style:vertical-align="middle" fo:padding="0.176cm" fo:border-left="1pt solid #000000" fo:border-right="none" fo:border-top="1pt solid #000000" fo:border-bottom="1pt solid #000000"/>
    </style:style>
    <style:style style:name="Tableau11.B1" style:family="table-cell">
      <style:table-cell-properties style:vertical-align="middle" fo:padding="0.176cm" fo:border="1pt solid #000000"/>
    </style:style>
    <style:style style:name="Tableau11.C1" style:family="table-cell">
      <style:table-cell-properties style:vertical-align="middle" fo:padding="0.176cm" fo:border-left="1pt solid #000000" fo:border-right="1pt solid #000000" fo:border-top="1pt solid #000000" fo:border-bottom="none"/>
    </style:style>
    <style:style style:name="Tableau11.A2" style:family="table-cell">
      <style:table-cell-properties style:vertical-align="middle" fo:padding="0.176cm" fo:border-left="1pt solid #000000" fo:border-right="none" fo:border-top="none" fo:border-bottom="1pt solid #000000"/>
    </style:style>
    <style:style style:name="Tableau11.B2" style:family="table-cell">
      <style:table-cell-properties style:vertical-align="middle" fo:padding="0.176cm" fo:border-left="1pt solid #000000" fo:border-right="1pt solid #000000" fo:border-top="none" fo:border-bottom="1pt solid #000000"/>
    </style:style>
    <style:style style:name="Tableau12" style:family="table">
      <style:table-properties style:width="14.291cm" table:align="left" style:writing-mode="lr-tb"/>
    </style:style>
    <style:style style:name="Tableau12.A" style:family="table-column">
      <style:table-column-properties style:column-width="5.443cm"/>
    </style:style>
    <style:style style:name="Tableau12.B" style:family="table-column">
      <style:table-column-properties style:column-width="8.848cm"/>
    </style:style>
    <style:style style:name="Tableau12.A1" style:family="table-cell">
      <style:table-cell-properties style:vertical-align="middle" fo:padding="0.176cm" fo:border="1pt solid #000000"/>
    </style:style>
    <style:style style:name="Tableau10" style:family="table">
      <style:table-properties style:width="14.291cm" table:align="left" style:writing-mode="lr-tb"/>
    </style:style>
    <style:style style:name="Tableau10.A" style:family="table-column">
      <style:table-column-properties style:column-width="5.443cm"/>
    </style:style>
    <style:style style:name="Tableau10.B" style:family="table-column">
      <style:table-column-properties style:column-width="5.47cm"/>
    </style:style>
    <style:style style:name="Tableau10.C" style:family="table-column">
      <style:table-column-properties style:column-width="3.378cm"/>
    </style:style>
    <style:style style:name="Tableau10.A1" style:family="table-cell">
      <style:table-cell-properties style:vertical-align="middle" fo:padding="0.176cm" fo:border="1pt solid #000000"/>
    </style:style>
    <style:style style:name="Tableau10.A2" style:family="table-cell">
      <style:table-cell-properties style:vertical-align="middle" fo:padding="0.176cm" fo:border-left="1pt solid #000000" fo:border-right="1pt solid #000000" fo:border-top="none" fo:border-bottom="1pt solid #000000"/>
    </style:style>
    <style:style style:name="Tableau13" style:family="table">
      <style:table-properties style:width="16.002cm" table:align="left" style:writing-mode="lr-tb"/>
    </style:style>
    <style:style style:name="Tableau13.A" style:family="table-column">
      <style:table-column-properties style:column-width="5.401cm"/>
    </style:style>
    <style:style style:name="Tableau13.B" style:family="table-column">
      <style:table-column-properties style:column-width="5.427cm"/>
    </style:style>
    <style:style style:name="Tableau13.C" style:family="table-column">
      <style:table-column-properties style:column-width="5.173cm"/>
    </style:style>
    <style:style style:name="Tableau13.A1" style:family="table-cell">
      <style:table-cell-properties style:vertical-align="middle" fo:padding="0.176cm" fo:border="1pt solid #000000"/>
    </style:style>
    <style:style style:name="Tableau14" style:family="table">
      <style:table-properties style:width="14.291cm" table:align="left" style:writing-mode="lr-tb"/>
    </style:style>
    <style:style style:name="Tableau14.A" style:family="table-column">
      <style:table-column-properties style:column-width="5.443cm"/>
    </style:style>
    <style:style style:name="Tableau14.B" style:family="table-column">
      <style:table-column-properties style:column-width="5.47cm"/>
    </style:style>
    <style:style style:name="Tableau14.C" style:family="table-column">
      <style:table-column-properties style:column-width="3.378cm"/>
    </style:style>
    <style:style style:name="Tableau14.A1" style:family="table-cell">
      <style:table-cell-properties style:vertical-align="middle" fo:padding="0.176cm" fo:border="1pt solid #000000"/>
    </style:style>
    <style:style style:name="Tableau15" style:family="table">
      <style:table-properties style:width="14.291cm" table:align="left" style:writing-mode="lr-tb"/>
    </style:style>
    <style:style style:name="Tableau15.A" style:family="table-column">
      <style:table-column-properties style:column-width="5.443cm"/>
    </style:style>
    <style:style style:name="Tableau15.B" style:family="table-column">
      <style:table-column-properties style:column-width="5.47cm"/>
    </style:style>
    <style:style style:name="Tableau15.C" style:family="table-column">
      <style:table-column-properties style:column-width="3.378cm"/>
    </style:style>
    <style:style style:name="Tableau15.A1" style:family="table-cell">
      <style:table-cell-properties style:vertical-align="middle" fo:padding="0.176cm" fo:border="1pt solid #000000"/>
    </style:style>
    <style:style style:name="Tableau15.A3" style:family="table-cell">
      <style:table-cell-properties style:vertical-align="middle" fo:padding="0.176cm" fo:border-left="1pt solid #000000" fo:border-right="1pt solid #000000" fo:border-top="none" fo:border-bottom="1pt solid #000000"/>
    </style:style>
    <style:style style:name="Tableau16" style:family="table">
      <style:table-properties style:width="14.291cm" table:align="left" style:writing-mode="lr-tb"/>
    </style:style>
    <style:style style:name="Tableau16.A" style:family="table-column">
      <style:table-column-properties style:column-width="5.443cm"/>
    </style:style>
    <style:style style:name="Tableau16.B" style:family="table-column">
      <style:table-column-properties style:column-width="5.47cm"/>
    </style:style>
    <style:style style:name="Tableau16.C" style:family="table-column">
      <style:table-column-properties style:column-width="3.378cm"/>
    </style:style>
    <style:style style:name="Tableau16.A1" style:family="table-cell">
      <style:table-cell-properties style:vertical-align="middle" fo:padding="0.176cm" fo:border="1pt solid #000000"/>
    </style:style>
    <style:style style:name="Tableau17" style:family="table">
      <style:table-properties style:width="14.291cm" table:align="left" style:writing-mode="lr-tb"/>
    </style:style>
    <style:style style:name="Tableau17.A" style:family="table-column">
      <style:table-column-properties style:column-width="5.443cm"/>
    </style:style>
    <style:style style:name="Tableau17.B" style:family="table-column">
      <style:table-column-properties style:column-width="5.47cm"/>
    </style:style>
    <style:style style:name="Tableau17.C" style:family="table-column">
      <style:table-column-properties style:column-width="3.378cm"/>
    </style:style>
    <style:style style:name="Tableau17.A1" style:family="table-cell">
      <style:table-cell-properties style:vertical-align="middle" fo:padding="0.176cm" fo:border="1pt solid #000000"/>
    </style:style>
    <style:style style:name="Tableau17.A2" style:family="table-cell">
      <style:table-cell-properties style:vertical-align="middle" fo:padding="0.176cm" fo:border-left="1pt solid #000000" fo:border-right="1pt solid #000000" fo:border-top="none" fo:border-bottom="1pt solid #000000"/>
    </style:style>
    <style:style style:name="P1" style:family="paragraph" style:parent-style-name="Text_20_body">
      <style:text-properties fo:font-weight="normal"/>
    </style:style>
    <style:style style:name="P2" style:family="paragraph" style:parent-style-name="Text_20_body">
      <style:paragraph-properties fo:text-align="center" style:justify-single-word="false"/>
      <style:text-properties fo:font-weight="normal"/>
    </style:style>
    <style:style style:name="P3" style:family="paragraph" style:parent-style-name="Text_20_body">
      <style:paragraph-properties fo:text-align="center" style:justify-single-word="false"/>
      <style:text-properties fo:font-weight="normal" officeooo:paragraph-rsid="001e2e70"/>
    </style:style>
    <style:style style:name="P4" style:family="paragraph" style:parent-style-name="Text_20_body">
      <style:text-properties officeooo:paragraph-rsid="001b501b"/>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officeooo:paragraph-rsid="001e2e70"/>
    </style:style>
    <style:style style:name="P7" style:family="paragraph" style:parent-style-name="Text_20_body">
      <style:text-properties officeooo:paragraph-rsid="001e2e70"/>
    </style:style>
    <style:style style:name="P8" style:family="paragraph" style:parent-style-name="Text_20_body">
      <style:paragraph-properties fo:text-align="center" style:justify-single-word="false"/>
      <style:text-properties officeooo:rsid="001e2e70" officeooo:paragraph-rsid="001e2e70"/>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style:text-properties officeooo:paragraph-rsid="0019e14c"/>
    </style:style>
    <style:style style:name="P11" style:family="paragraph" style:parent-style-name="Text_20_body">
      <style:paragraph-properties fo:margin-top="0cm" fo:margin-bottom="0cm" loext:contextual-spacing="false"/>
      <style:text-properties officeooo:paragraph-rsid="001e2e70"/>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e2e70"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cb97f" style:text-blinking="false" fo:background-color="transparent"/>
    </style:style>
    <style:style style:name="P17"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e2e70" style:text-blinking="false" fo:background-color="transparen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9"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style:font-size-asian="11pt" style:font-size-complex="11pt"/>
    </style:style>
    <style:style style:name="P20" style:family="paragraph" style:parent-style-name="Text_20_body" style:list-style-name="L1">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officeooo:paragraph-rsid="00180b4a" style:text-blinking="false" style:font-size-asian="11pt" style:font-size-complex="11pt"/>
    </style:style>
    <style:style style:name="P21"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Calibri1" fo:font-size="11pt" fo:font-style="normal" style:text-underline-style="none" fo:font-weight="normal" style:text-blinking="false" style:font-size-asian="11pt" style:font-size-complex="11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23" style:family="paragraph" style:parent-style-name="Text_20_body">
      <style:paragraph-properties fo:margin-top="0cm" fo:margin-bottom="0cm" loext:contextual-spacing="false" fo:line-height="138%" style:writing-mode="lr-tb"/>
    </style:style>
    <style:style style:name="P24"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style:font-name="Calibri1" fo:font-size="11pt" officeooo:paragraph-rsid="00180b4a" style:font-size-asian="11pt" style:font-size-complex="11pt"/>
    </style:style>
    <style:style style:name="P25" style:family="paragraph" style:parent-style-name="Text_20_body">
      <style:paragraph-properties fo:margin-top="0cm" fo:margin-bottom="0cm" loext:contextual-spacing="false" fo:line-height="138%" style:writing-mode="lr-tb"/>
      <style:text-properties fo:font-weight="normal"/>
    </style:style>
    <style:style style:name="P26"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Calibri2" fo:font-size="12pt" fo:font-style="normal" style:text-underline-style="none" fo:font-weight="bold" style:text-blinking="false" fo:background-color="transparent"/>
    </style:style>
    <style:style style:name="P27"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Calibri2" fo:font-size="12pt" fo:font-style="normal" style:text-underline-style="none" fo:font-weight="bold" officeooo:paragraph-rsid="001e2e70" style:text-blinking="false" fo:background-color="transparent"/>
    </style:style>
    <style:style style:name="P28"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29"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cb97f" style:text-blinking="false" fo:background-color="transparent"/>
    </style:style>
    <style:style style:name="P30"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e2e70" style:text-blinking="false" fo:background-color="transparent"/>
    </style:style>
    <style:style style:name="P31"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rsid="001cb97f" officeooo:paragraph-rsid="001cb97f" style:text-blinking="false" fo:background-color="transparent" style:font-weight-asian="normal" style:font-weight-complex="normal"/>
    </style:style>
    <style:style style:name="P32"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rsid="001cb97f" officeooo:paragraph-rsid="001e2e70" style:text-blinking="false" fo:background-color="transparent" style:font-weight-asian="normal" style:font-weight-complex="normal"/>
    </style:style>
    <style:style style:name="P33"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rsid="001cb97f" officeooo:paragraph-rsid="001cb97f" style:text-blinking="false" fo:background-color="transparent"/>
    </style:style>
    <style:style style:name="P34" style:family="paragraph" style:parent-style-name="Text_20_body">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rsid="001cb97f" officeooo:paragraph-rsid="001e2e70" style:text-blinking="false" fo:background-color="transparent"/>
    </style:style>
    <style:style style:name="P35" style:family="paragraph" style:parent-style-name="Standard">
      <style:text-properties officeooo:rsid="00167201" officeooo:paragraph-rsid="00167201"/>
    </style:style>
    <style:style style:name="P36" style:family="paragraph" style:parent-style-name="Standard">
      <style:paragraph-properties>
        <style:tab-stops>
          <style:tab-stop style:position="0.776cm"/>
          <style:tab-stop style:position="15.984cm" style:type="right" style:leader-style="dotted" style:leader-text="."/>
        </style:tab-stops>
      </style:paragraph-properties>
      <style:text-properties officeooo:rsid="00167201" officeooo:paragraph-rsid="00167201"/>
    </style:style>
    <style:style style:name="P37" style:family="paragraph" style:parent-style-name="Standard">
      <style:text-properties officeooo:paragraph-rsid="00180b4a"/>
    </style:style>
    <style:style style:name="P38" style:family="paragraph" style:parent-style-name="Standard">
      <style:text-properties style:text-underline-style="solid" style:text-underline-width="auto" style:text-underline-color="font-color"/>
    </style:style>
    <style:style style:name="P39" style:family="paragraph" style:parent-style-name="Standard">
      <style:text-properties style:text-underline-style="solid" style:text-underline-width="auto" style:text-underline-color="font-color" officeooo:paragraph-rsid="00180b4a"/>
    </style:style>
    <style:style style:name="P40" style:family="paragraph" style:parent-style-name="Standard">
      <style:text-properties style:text-underline-style="solid" style:text-underline-width="auto" style:text-underline-color="font-color" officeooo:rsid="00167201" officeooo:paragraph-rsid="00167201"/>
    </style:style>
    <style:style style:name="P41" style:family="paragraph" style:parent-style-name="Standard">
      <style:text-properties officeooo:paragraph-rsid="001cb97f"/>
    </style:style>
    <style:style style:name="P42" style:family="paragraph" style:parent-style-name="Standard">
      <style:text-properties officeooo:paragraph-rsid="001e2e70"/>
    </style:style>
    <style:style style:name="P43" style:family="paragraph" style:parent-style-name="Standard" style:master-page-name="Standard">
      <style:paragraph-properties style:page-number="auto"/>
    </style:style>
    <style:style style:name="P44" style:family="paragraph" style:parent-style-name="Standard">
      <style:paragraph-properties fo:margin-top="0cm" fo:margin-bottom="0.282cm" loext:contextual-spacing="false" fo:line-height="108%" fo:text-align="start" style:justify-single-word="false" fo:orphans="2" fo:widows="2" style:writing-mode="lr-tb"/>
    </style:style>
    <style:style style:name="P45" style:family="paragraph" style:parent-style-name="Standard">
      <style:paragraph-properties fo:margin-top="0cm" fo:margin-bottom="0cm" loext:contextual-spacing="false"/>
      <style:text-properties officeooo:paragraph-rsid="0019e14c"/>
    </style:style>
    <style:style style:name="P46" style:family="paragraph" style:parent-style-name="Standard">
      <style:paragraph-properties fo:margin-top="0cm" fo:margin-bottom="0cm" loext:contextual-spacing="false"/>
      <style:text-properties officeooo:paragraph-rsid="001e2e70"/>
    </style:style>
    <style:style style:name="P4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2pt" fo:font-style="normal" style:text-underline-style="none" fo:font-weight="bold" officeooo:paragraph-rsid="001cb97f" style:text-blinking="false" fo:background-color="transparent"/>
    </style:style>
    <style:style style:name="P4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2pt" fo:font-style="normal" style:text-underline-style="none" fo:font-weight="bold" officeooo:paragraph-rsid="001e2e70" style:text-blinking="false" fo:background-color="transparent"/>
    </style:style>
    <style:style style:name="P49"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paragraph-rsid="0019e14c" style:text-blinking="false" fo:background-color="transparent"/>
    </style:style>
    <style:style style:name="P50"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paragraph-rsid="001b501b" style:text-blinking="false" fo:background-color="transparent"/>
    </style:style>
    <style:style style:name="P51"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paragraph-rsid="001cb97f" style:text-blinking="false" fo:background-color="transparent"/>
    </style:style>
    <style:style style:name="P52"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paragraph-rsid="001e2e70" style:text-blinking="false" fo:background-color="transparent"/>
    </style:style>
    <style:style style:name="P53"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rsid="0019e14c" officeooo:paragraph-rsid="001b501b" style:text-blinking="false" fo:background-color="transparent"/>
    </style:style>
    <style:style style:name="P54"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rsid="0019e14c" officeooo:paragraph-rsid="001cb97f" style:text-blinking="false" fo:background-color="transparent"/>
    </style:style>
    <style:style style:name="P55"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rsid="0019e14c" officeooo:paragraph-rsid="001e2e70" style:text-blinking="false" fo:background-color="transparent"/>
    </style:style>
    <style:style style:name="P56"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1cb97f" style:text-blinking="false" fo:background-color="transparent"/>
    </style:style>
    <style:style style:name="P57"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1e2e70" style:text-blinking="false" fo:background-color="transparent"/>
    </style:style>
    <style:style style:name="P58"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Calibri1" fo:font-size="10pt" fo:font-style="normal" style:text-underline-style="none" fo:font-weight="normal" officeooo:rsid="0019e14c" officeooo:paragraph-rsid="0019e14c" style:text-blinking="false" fo:background-color="transparent" style:font-size-asian="10pt" style:font-size-complex="10pt"/>
    </style:style>
    <style:style style:name="P59" style:family="paragraph" style:parent-style-name="Standard">
      <style:paragraph-properties fo:margin-top="0cm" fo:margin-bottom="0cm" loext:contextual-spacing="false" fo:line-height="120%" style:writing-mode="lr-tb"/>
      <style:text-properties fo:font-variant="normal" fo:text-transform="none" fo:color="#000000" style:text-line-through-style="none" style:text-line-through-type="none" style:font-name="Calibri1" fo:font-size="10pt" fo:font-style="normal" style:text-underline-style="none" fo:font-weight="normal" officeooo:rsid="0019e14c" officeooo:paragraph-rsid="001e2e70" style:text-blinking="false" fo:background-color="transparent" style:font-size-asian="10pt" style:font-size-complex="10pt"/>
    </style:style>
    <style:style style:name="P60" style:family="paragraph" style:parent-style-name="Standard">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9e14c" style:text-blinking="false" fo:background-color="transparent"/>
    </style:style>
    <style:style style:name="P61" style:family="paragraph" style:parent-style-name="Standard">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b501b" style:text-blinking="false" fo:background-color="transparent"/>
    </style:style>
    <style:style style:name="P62" style:family="paragraph" style:parent-style-name="Standard">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cb97f" style:text-blinking="false" fo:background-color="transparent"/>
    </style:style>
    <style:style style:name="P63" style:family="paragraph" style:parent-style-name="Standard">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e2e70" style:text-blinking="false" fo:background-color="transparent"/>
    </style:style>
    <style:style style:name="P64" style:family="paragraph" style:parent-style-name="Standard">
      <style:paragraph-properties fo:margin-left="0cm" fo:margin-right="0cm" fo:margin-top="0cm" fo:margin-bottom="0cm" loext:contextual-spacing="false" fo:line-height="120%" fo:text-align="start" style:justify-single-word="false"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officeooo:rsid="001b501b" officeooo:paragraph-rsid="001b501b" style:text-blinking="false" fo:background-color="transparent"/>
    </style:style>
    <style:style style:name="P65"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66" style:family="paragraph" style:parent-style-name="Contents_20_1">
      <style:paragraph-properties>
        <style:tab-stops>
          <style:tab-stop style:position="0.776cm"/>
          <style:tab-stop style:position="15.984cm" style:type="right" style:leader-style="dotted" style:leader-text="."/>
        </style:tab-stops>
      </style:paragraph-properties>
      <style:text-properties officeooo:rsid="00167201" officeooo:paragraph-rsid="00167201"/>
    </style:style>
    <style:style style:name="P67" style:family="paragraph" style:parent-style-name="Heading_20_1" style:list-style-name="WWNum2"/>
    <style:style style:name="P68" style:family="paragraph" style:parent-style-name="Heading_20_1" style:list-style-name="WWNum1" style:master-page-name="Converted2">
      <style:paragraph-properties style:page-number="auto"/>
    </style:style>
    <style:style style:name="P69" style:family="paragraph" style:parent-style-name="Heading_20_1" style:list-style-name="WWNum1" style:master-page-name="Converted3">
      <style:paragraph-properties style:page-number="auto"/>
    </style:style>
    <style:style style:name="P70" style:family="paragraph" style:parent-style-name="Heading_20_1" style:list-style-name="WWNum2">
      <style:paragraph-properties fo:break-before="page"/>
    </style:style>
    <style:style style:name="P71" style:family="paragraph" style:parent-style-name="Heading_20_1" style:list-style-name="WWNum2" style:master-page-name="Converted4">
      <style:paragraph-properties style:page-number="auto"/>
    </style:style>
    <style:style style:name="P72" style:family="paragraph" style:parent-style-name="Title">
      <style:paragraph-properties fo:text-align="center" style:justify-single-word="false"/>
    </style:style>
    <style:style style:name="P73" style:family="paragraph" style:parent-style-name="Title" style:master-page-name="Converted1">
      <style:paragraph-properties style:page-number="auto"/>
    </style:style>
    <style:style style:name="P74" style:family="paragraph" style:parent-style-name="Heading_20_2">
      <style:text-properties style:font-name="Calibri" fo:font-size="11pt" style:font-name-asian="Calibri3" style:font-size-asian="11pt" style:font-name-complex="F" style:font-size-complex="11pt"/>
    </style:style>
    <style:style style:name="P75" style:family="paragraph" style:parent-style-name="Heading_20_2" style:list-style-name="WWNum2"/>
    <style:style style:name="P76" style:family="paragraph" style:parent-style-name="Heading_20_2" style:list-style-name="WWNum2">
      <style:text-properties officeooo:paragraph-rsid="001cb97f"/>
    </style:style>
    <style:style style:name="P77"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78" style:family="paragraph" style:parent-style-name="Footer">
      <style:paragraph-properties fo:text-align="center" style:justify-single-word="false"/>
    </style:style>
    <style:style style:name="P79" style:family="paragraph" style:parent-style-name="Table_20_Contents">
      <style:text-properties fo:font-variant="normal" fo:text-transform="none" fo:color="#000000" style:text-line-through-style="none" style:text-line-through-type="none" style:font-name="Arial" fo:font-size="10pt" fo:font-style="normal" style:text-underline-style="none" fo:font-weight="normal" officeooo:paragraph-rsid="0019e14c" style:text-blinking="false" fo:background-color="transparent"/>
    </style:style>
    <style:style style:name="P80" style:family="paragraph" style:parent-style-name="Table_20_Contents">
      <style:text-properties fo:font-variant="normal" fo:text-transform="none" fo:color="#000000" style:text-line-through-style="none" style:text-line-through-type="none" style:font-name="Arial" fo:font-size="10pt" fo:font-style="normal" style:text-underline-style="none" fo:font-weight="normal" officeooo:paragraph-rsid="001cb97f" style:text-blinking="false" fo:background-color="transparent"/>
    </style:style>
    <style:style style:name="P81" style:family="paragraph" style:parent-style-name="Table_20_Contents">
      <style:text-properties fo:font-variant="normal" fo:text-transform="none" fo:color="#000000" style:text-line-through-style="none" style:text-line-through-type="none" style:font-name="Arial" fo:font-size="10pt" fo:font-style="normal" style:text-underline-style="none" fo:font-weight="normal" officeooo:paragraph-rsid="001e2e70" style:text-blinking="false" fo:background-color="transparent"/>
    </style:style>
    <style:style style:name="P82" style:family="paragraph" style:parent-style-name="Table_20_Contents">
      <style:text-properties fo:font-size="2pt" style:font-size-asian="2pt" style:font-size-complex="2pt"/>
    </style:style>
    <style:style style:name="P83" style:family="paragraph" style:parent-style-name="Table_20_Contents">
      <style:text-properties fo:font-size="2pt" officeooo:paragraph-rsid="0019e14c" style:font-size-asian="2pt" style:font-size-complex="2pt"/>
    </style:style>
    <style:style style:name="P84" style:family="paragraph" style:parent-style-name="Table_20_Contents">
      <style:text-properties fo:font-size="2pt" officeooo:paragraph-rsid="001cb97f" style:font-size-asian="2pt" style:font-size-complex="2pt"/>
    </style:style>
    <style:style style:name="P85" style:family="paragraph" style:parent-style-name="Table_20_Contents">
      <style:text-properties fo:font-size="2pt" officeooo:paragraph-rsid="001e2e70" style:font-size-asian="2pt" style:font-size-complex="2pt"/>
    </style:style>
    <style:style style:name="P86" style:family="paragraph" style:parent-style-name="Table_20_Contents">
      <style:text-properties officeooo:paragraph-rsid="0019e14c"/>
    </style:style>
    <style:style style:name="P87" style:family="paragraph" style:parent-style-name="Table_20_Contents">
      <style:text-properties style:font-name="Calibri1" fo:font-size="10pt" officeooo:paragraph-rsid="0019e14c" style:font-size-asian="10pt" style:font-size-complex="10pt"/>
    </style:style>
    <style:style style:name="P88" style:family="paragraph" style:parent-style-name="Table_20_Contents">
      <style:paragraph-properties fo:text-align="center" style:justify-single-word="false"/>
      <style:text-properties style:font-name="Calibri1" fo:font-size="10pt" officeooo:rsid="001b501b" officeooo:paragraph-rsid="001b501b" style:font-size-asian="10pt" style:font-size-complex="10pt"/>
    </style:style>
    <style:style style:name="P89" style:family="paragraph" style:parent-style-name="Table_20_Contents">
      <style:paragraph-properties fo:text-align="center" style:justify-single-word="false"/>
      <style:text-properties style:font-name="Calibri1" fo:font-size="10pt" officeooo:rsid="001b501b" officeooo:paragraph-rsid="001e2e70" style:font-size-asian="10pt" style:font-size-complex="10pt"/>
    </style:style>
    <style:style style:name="P90" style:family="paragraph" style:parent-style-name="Table_20_Contents">
      <style:text-properties style:font-name="Calibri1" fo:font-size="10pt" officeooo:paragraph-rsid="001e2e70" style:font-size-asian="10pt" style:font-size-complex="10pt"/>
    </style:style>
    <style:style style:name="P91" style:family="paragraph" style:parent-style-name="Table_20_Contents">
      <style:text-properties officeooo:paragraph-rsid="001b501b"/>
    </style:style>
    <style:style style:name="P92" style:family="paragraph" style:parent-style-name="Table_20_Contents">
      <style:text-properties officeooo:paragraph-rsid="001cb97f"/>
    </style:style>
    <style:style style:name="P93" style:family="paragraph" style:parent-style-name="Table_20_Contents">
      <style:text-properties officeooo:rsid="001cb97f" officeooo:paragraph-rsid="001cb97f"/>
    </style:style>
    <style:style style:name="P94" style:family="paragraph" style:parent-style-name="Table_20_Contents">
      <style:text-properties officeooo:rsid="001cb97f" officeooo:paragraph-rsid="001e2e70"/>
    </style:style>
    <style:style style:name="P95" style:family="paragraph" style:parent-style-name="Table_20_Contents">
      <style:text-properties officeooo:paragraph-rsid="001e2e70"/>
    </style:style>
    <style:style style:name="P9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9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19e14c" style:text-blinking="false" fo:background-color="transparent"/>
    </style:style>
    <style:style style:name="P9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1b501b" style:text-blinking="false" fo:background-color="transparent"/>
    </style:style>
    <style:style style:name="P9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1cb97f" style:text-blinking="false" fo:background-color="transparent"/>
    </style:style>
    <style:style style:name="P10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officeooo:paragraph-rsid="001e2e70" style:text-blinking="false" fo:background-color="transparent"/>
    </style:style>
    <style:style style:name="P10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0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style>
    <style:style style:name="P10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9e14c" style:text-blinking="false" fo:background-color="transparent"/>
    </style:style>
    <style:style style:name="P10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cb97f" style:text-blinking="false" fo:background-color="transparent"/>
    </style:style>
    <style:style style:name="P10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e2e70" style:text-blinking="false" fo:background-color="transparent"/>
    </style:style>
    <style:style style:name="P10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paragraph-rsid="0019e14c" style:text-blinking="false" fo:background-color="transparent"/>
    </style:style>
    <style:style style:name="P10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paragraph-rsid="001e2e70" style:text-blinking="false" fo:background-color="transparent"/>
    </style:style>
    <style:style style:name="P10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rsid="0019e14c" officeooo:paragraph-rsid="0019e14c" style:text-blinking="false" fo:background-color="transparent"/>
    </style:style>
    <style:style style:name="P10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rsid="0019e14c" officeooo:paragraph-rsid="001cb97f" style:text-blinking="false" fo:background-color="transparent"/>
    </style:style>
    <style:style style:name="P11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rsid="0019e14c" officeooo:paragraph-rsid="001e2e70" style:text-blinking="false" fo:background-color="transparent"/>
    </style:style>
    <style:style style:name="P11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b501b" style:text-blinking="false" fo:background-color="transparent" style:font-size-asian="2pt" style:font-size-complex="2pt"/>
    </style:style>
    <style:style style:name="P11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e2e70" style:text-blinking="false" fo:background-color="transparent" style:font-size-asian="2pt" style:font-size-complex="2pt"/>
    </style:style>
    <style:style style:name="P11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b501b" officeooo:paragraph-rsid="001b501b" style:text-blinking="false" fo:background-color="transparent"/>
    </style:style>
    <style:style style:name="P11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b501b" officeooo:paragraph-rsid="001e2e70" style:text-blinking="false" fo:background-color="transparent"/>
    </style:style>
    <style:style style:name="P11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e2e70" officeooo:paragraph-rsid="001e2e70" style:text-blinking="false" fo:background-color="transparent"/>
    </style:style>
    <style:style style:name="P11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normal" officeooo:rsid="001e2e70" officeooo:paragraph-rsid="001e2e70" style:text-blinking="false" fo:background-color="transparent"/>
    </style:style>
    <style:style style:name="P11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2pt" fo:font-style="normal" style:text-underline-style="none" fo:font-weight="bold" style:text-blinking="false" fo:background-color="transparent"/>
    </style:style>
    <style:style style:name="P11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2pt" fo:font-style="normal" style:text-underline-style="none" fo:font-weight="bold" officeooo:paragraph-rsid="0019e14c" style:text-blinking="false" fo:background-color="transparent"/>
    </style:style>
    <style:style style:name="P11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2pt" fo:font-style="normal" style:text-underline-style="none" fo:font-weight="bold" officeooo:paragraph-rsid="001b501b" style:text-blinking="false" fo:background-color="transparent"/>
    </style:style>
    <style:style style:name="P12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2pt" fo:font-style="normal" style:text-underline-style="none" fo:font-weight="bold" officeooo:paragraph-rsid="001cb97f" style:text-blinking="false" fo:background-color="transparent"/>
    </style:style>
    <style:style style:name="P12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Calibri2" fo:font-size="12pt" fo:font-style="normal" style:text-underline-style="none" fo:font-weight="bold" officeooo:paragraph-rsid="001e2e70" style:text-blinking="false" fo:background-color="transparent"/>
    </style:style>
    <style:style style:name="P122" style:family="paragraph" style:parent-style-name="Table_20_Contents">
      <style:paragraph-properties fo:margin-top="0cm" fo:margin-bottom="0cm" loext:contextual-spacing="false" fo:line-height="120%" fo:text-align="center" style:justify-single-word="false" style:writing-mode="lr-tb"/>
      <style:text-properties style:font-name="Calibri1" fo:font-size="10pt" officeooo:rsid="001b501b" officeooo:paragraph-rsid="001b501b" style:font-size-asian="10pt" style:font-size-complex="10pt"/>
    </style:style>
    <style:style style:name="P123" style:family="paragraph" style:parent-style-name="Table_20_Contents">
      <style:paragraph-properties fo:margin-top="0cm" fo:margin-bottom="0cm" loext:contextual-spacing="false" fo:line-height="120%" fo:text-align="center" style:justify-single-word="false" style:writing-mode="lr-tb"/>
      <style:text-properties style:font-name="Calibri1" fo:font-size="10pt" officeooo:rsid="001e2e70" officeooo:paragraph-rsid="001e2e70" style:font-size-asian="10pt" style:font-size-complex="10pt"/>
    </style:style>
    <style:style style:name="P124" style:family="paragraph" style:parent-style-name="Table_20_Contents">
      <style:paragraph-properties fo:margin-top="0cm" fo:margin-bottom="0cm" loext:contextual-spacing="false" fo:line-height="120%" fo:text-align="center" style:justify-single-word="false" style:writing-mode="lr-tb"/>
      <style:text-properties officeooo:rsid="001e2e70" officeooo:paragraph-rsid="001e2e70"/>
    </style:style>
    <style:style style:name="T1" style:family="text">
      <style:text-properties fo:font-size="18pt" style:font-size-asian="18pt"/>
    </style:style>
    <style:style style:name="T2" style:family="text">
      <style:text-properties fo:font-size="14pt" style:font-size-asian="14pt"/>
    </style:style>
    <style:style style:name="T3" style:family="text">
      <style:text-properties fo:font-size="16pt" style:font-size-asian="16pt"/>
    </style:style>
    <style:style style:name="T4" style:family="text">
      <style:text-properties text:display="true"/>
    </style:style>
    <style:style style:name="T5" style:family="text">
      <style:text-properties fo:language="en" fo:country="US" style:font-name-asian="F"/>
    </style:style>
    <style:style style:name="T6" style:family="text">
      <style:text-properties fo:font-variant="normal" fo:text-transform="none" fo:color="#000000" style:text-line-through-style="none" style:text-line-through-type="none" style:font-name="Calibri" fo:font-size="10pt" fo:font-style="normal" style:text-underline-style="none" fo:font-weight="normal" style:text-blinking="false" style:font-size-asian="10pt" style:font-style-asian="normal" style:font-weight-asian="normal" style:font-size-complex="10pt"/>
    </style:style>
    <style:style style:name="T7" style:family="text">
      <style:text-properties fo:font-variant="normal" fo:text-transform="none" fo:color="#000000" style:text-line-through-style="none" style:text-line-through-type="none" style:font-name="Calibri" fo:font-size="10pt" fo:font-style="normal" style:text-underline-style="none" fo:font-weight="normal" officeooo:rsid="00167201" style:text-blinking="false" style:font-size-asian="10pt" style:font-style-asian="normal" style:font-weight-asian="normal" style:font-size-complex="10pt"/>
    </style:style>
    <style:style style:name="T8" style:family="text">
      <style:text-properties fo:font-variant="normal" fo:text-transform="none" fo:color="#000000" style:text-line-through-style="none" style:text-line-through-type="none" style:font-name="Calibri" fo:font-size="10pt" fo:font-style="normal" style:text-underline-style="none" fo:font-weight="normal" style:text-blinking="false" style:font-size-asian="10pt" style:font-style-asian="normal" style:font-weight-asian="normal" style:font-size-complex="10pt" text:display="true"/>
    </style:style>
    <style:style style:name="T9" style:family="text">
      <style:text-properties fo:font-variant="normal" fo:text-transform="none" fo:color="#000000" style:text-line-through-style="none" style:text-line-through-type="none" style:font-name="Calibri" fo:font-size="10pt" fo:font-style="normal" style:text-underline-style="none" fo:font-weight="normal" officeooo:rsid="00180b4a" style:text-blinking="false" style:font-size-asian="10pt" style:font-style-asian="normal" style:font-weight-asian="normal" style:font-size-complex="10pt" text:display="true"/>
    </style:style>
    <style:style style:name="T10"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pt"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fo:font-style="normal" style:text-underline-style="solid" style:text-underline-width="auto" style:text-underline-color="font-color" fo:font-weight="normal" fo:background-color="transparent" loext:char-shading-value="0"/>
    </style:style>
    <style:style style:name="T16" style:family="text">
      <style:text-properties fo:font-variant="normal" fo:text-transform="none" fo:color="#ff0000" style:text-line-through-style="none" style:text-line-through-type="none" style:font-name="Arial" fo:font-size="10pt" fo:font-style="normal" style:text-underline-style="none" style:text-blinking="false" fo:background-color="transparent" loext:char-shading-value="0"/>
    </style:style>
    <style:style style:name="T17" style:family="text">
      <style:text-properties fo:font-weight="bold" style:font-weight-asian="bold"/>
    </style:style>
    <style:style style:name="T18" style:family="text">
      <style:text-properties officeooo:rsid="00180b4a"/>
    </style:style>
    <style:style style:name="T19" style:family="text">
      <style:text-properties fo:background-color="transparent" loext:char-shading-value="0"/>
    </style:style>
    <style:style style:name="T20" style:family="text">
      <style:text-properties fo:font-weight="normal"/>
    </style:style>
    <style:style style:name="T21" style:family="text">
      <style:text-properties style:text-underline-style="solid" style:text-underline-width="auto" style:text-underline-color="font-color" fo:background-color="transparent" loext:char-shading-value="0"/>
    </style:style>
    <style:style style:name="T22" style:family="text">
      <style:text-properties fo:font-size="10pt" fo:font-weight="normal"/>
    </style:style>
    <style:style style:name="T23" style:family="text">
      <style:text-properties officeooo:rsid="0019e14c"/>
    </style:style>
    <style:style style:name="T24" style:family="text">
      <style:text-properties officeooo:rsid="001b501b"/>
    </style:style>
    <style:style style:name="T25" style:family="text">
      <style:text-properties officeooo:rsid="001cb97f"/>
    </style:style>
    <style:style style:name="T26" style:family="text">
      <style:text-properties officeooo:rsid="001e2e7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Julien LAY</text:span></text:p>
      <text:p text:style-name="Standard"><text:span text:style-name="T2">L2 Info</text:span></text:p>
      <text:p text:style-name="Standard"/>
      <text:p text:style-name="Standard"/>
      <text:p text:style-name="Standard"/>
      <text:p text:style-name="Standard"/>
      <text:p text:style-name="Standard"/>
      <text:p text:style-name="Standard"/>
      <text:p text:style-name="Standard"/>
      <text:p text:style-name="P72">Evaluation préliminaire de l’efficacité et de l’efficience de l’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3">06/11/2019</text:span></text:p>
      <text:p text:style-name="P73">Table des matières</text:p>
      <text:p text:style-name="TOC_20_Heading">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text:a xlink:type="simple" xlink:href="#_Toc23750129" text:style-name="Index_20_Link" text:visited-style-name="Index_20_Link"><text:span text:style-name="Index_20_Link"><text:span text:style-name="T4">1.</text:span></text:span></text:a><text:a xlink:type="simple" xlink:href="#_Toc23750129" text:style-name="Index_20_Link" text:visited-style-name="Index_20_Link"><text:span text:style-name="Index_20_Link"><text:span text:style-name="T5"><text:tab/></text:span></text:span></text:a><text:a xlink:type="simple" xlink:href="#_Toc23750129" text:style-name="Index_20_Link" text:visited-style-name="Index_20_Link"><text:span text:style-name="Index_20_Link">Introduction</text:span></text:a><text:a xlink:type="simple" xlink:href="#_Toc23750129" text:style-name="Index_20_Link" text:visited-style-name="Index_20_Link"><text:span text:style-name="Index_20_Link"><text:span text:style-name="T4"><text:tab/>3</text:span></text:span></text:a></text:p>
          <text:p text:style-name="P65"><text:a xlink:type="simple" xlink:href="#_Toc23750130" text:style-name="Index_20_Link" text:visited-style-name="Index_20_Link"><text:span text:style-name="Index_20_Link"><text:span text:style-name="T4">2.</text:span></text:span></text:a><text:a xlink:type="simple" xlink:href="#_Toc23750130" text:style-name="Index_20_Link" text:visited-style-name="Index_20_Link"><text:span text:style-name="Index_20_Link"><text:span text:style-name="T5"><text:tab/></text:span></text:span></text:a><text:a xlink:type="simple" xlink:href="#_Toc23750130" text:style-name="Index_20_Link" text:visited-style-name="Index_20_Link"><text:span text:style-name="Index_20_Link">Objectifs principaux de l’application et tâches principales des utilisateurs</text:span></text:a><text:a xlink:type="simple" xlink:href="#_Toc23750130" text:style-name="Index_20_Link" text:visited-style-name="Index_20_Link"><text:span text:style-name="Index_20_Link"><text:span text:style-name="T4"><text:tab/>4</text:span></text:span></text:a></text:p>
          <text:p text:style-name="P77"><text:a xlink:type="simple" xlink:href="#_Toc23750131" text:style-name="Index_20_Link" text:visited-style-name="Index_20_Link"><text:span text:style-name="Index_20_Link"><text:span text:style-name="T4">1.1.</text:span></text:span></text:a><text:a xlink:type="simple" xlink:href="#_Toc23750131" text:style-name="Index_20_Link" text:visited-style-name="Index_20_Link"><text:span text:style-name="Index_20_Link"><text:span text:style-name="T5"><text:tab/></text:span></text:span></text:a><text:a xlink:type="simple" xlink:href="#_Toc23750131" text:style-name="Index_20_Link" text:visited-style-name="Index_20_Link"><text:span text:style-name="Index_20_Link">Rôles</text:span></text:a><text:a xlink:type="simple" xlink:href="#_Toc23750131" text:style-name="Index_20_Link" text:visited-style-name="Index_20_Link"><text:span text:style-name="Index_20_Link"><text:span text:style-name="T4"><text:tab/>4</text:span></text:span></text:a></text:p>
          <text:p text:style-name="P77"><text:a xlink:type="simple" xlink:href="#_Toc23750132" text:style-name="Index_20_Link" text:visited-style-name="Index_20_Link"><text:span text:style-name="Index_20_Link"><text:span text:style-name="T4">1.2.</text:span></text:span></text:a><text:a xlink:type="simple" xlink:href="#_Toc23750132" text:style-name="Index_20_Link" text:visited-style-name="Index_20_Link"><text:span text:style-name="Index_20_Link"><text:span text:style-name="T5"><text:tab/></text:span></text:span></text:a><text:a xlink:type="simple" xlink:href="#_Toc23750132" text:style-name="Index_20_Link" text:visited-style-name="Index_20_Link"><text:span text:style-name="Index_20_Link">Objectifs de l’application pour un utilisateur acheteur</text:span></text:a><text:a xlink:type="simple" xlink:href="#_Toc23750132" text:style-name="Index_20_Link" text:visited-style-name="Index_20_Link"><text:span text:style-name="Index_20_Link"><text:span text:style-name="T4"><text:tab/>4</text:span></text:span></text:a></text:p>
          <text:p text:style-name="P77"><text:a xlink:type="simple" xlink:href="#_Toc23750133" text:style-name="Index_20_Link" text:visited-style-name="Index_20_Link"><text:span text:style-name="Index_20_Link"><text:span text:style-name="T4">1.3.</text:span></text:span></text:a><text:a xlink:type="simple" xlink:href="#_Toc23750133" text:style-name="Index_20_Link" text:visited-style-name="Index_20_Link"><text:span text:style-name="Index_20_Link"><text:span text:style-name="T5"><text:tab/></text:span></text:span></text:a><text:a xlink:type="simple" xlink:href="#_Toc23750133" text:style-name="Index_20_Link" text:visited-style-name="Index_20_Link"><text:span text:style-name="Index_20_Link">Objectifs de l’application pour un utilisateur vendeur</text:span></text:a><text:a xlink:type="simple" xlink:href="#_Toc23750133" text:style-name="Index_20_Link" text:visited-style-name="Index_20_Link"><text:span text:style-name="Index_20_Link"><text:span text:style-name="T4"><text:tab/>4</text:span></text:span></text:a></text:p>
          <text:p text:style-name="P77"><text:a xlink:type="simple" xlink:href="#_Toc23750134" text:style-name="Index_20_Link" text:visited-style-name="Index_20_Link"><text:span text:style-name="Index_20_Link"><text:span text:style-name="T4">1.4.</text:span></text:span></text:a><text:a xlink:type="simple" xlink:href="#_Toc23750134" text:style-name="Index_20_Link" text:visited-style-name="Index_20_Link"><text:span text:style-name="Index_20_Link"><text:span text:style-name="T5"><text:tab/></text:span></text:span></text:a><text:a xlink:type="simple" xlink:href="#_Toc23750134" text:style-name="Index_20_Link" text:visited-style-name="Index_20_Link"><text:span text:style-name="Index_20_Link">Tâches de l’utilisateur acheteur</text:span></text:a><text:a xlink:type="simple" xlink:href="#_Toc23750134" text:style-name="Index_20_Link" text:visited-style-name="Index_20_Link"><text:span text:style-name="Index_20_Link"><text:span text:style-name="T4"><text:tab/>4</text:span></text:span></text:a></text:p>
          <text:p text:style-name="P77"><text:a xlink:type="simple" xlink:href="#_Toc23750135" text:style-name="Index_20_Link" text:visited-style-name="Index_20_Link"><text:span text:style-name="Index_20_Link"><text:span text:style-name="T4">1.5.</text:span></text:span></text:a><text:a xlink:type="simple" xlink:href="#_Toc23750135" text:style-name="Index_20_Link" text:visited-style-name="Index_20_Link"><text:span text:style-name="Index_20_Link"><text:span text:style-name="T5"><text:tab/></text:span></text:span></text:a><text:a xlink:type="simple" xlink:href="#_Toc23750135" text:style-name="Index_20_Link" text:visited-style-name="Index_20_Link"><text:span text:style-name="Index_20_Link">Tâches de l’utilisateur vendeur</text:span></text:a><text:a xlink:type="simple" xlink:href="#_Toc23750135" text:style-name="Index_20_Link" text:visited-style-name="Index_20_Link"><text:span text:style-name="Index_20_Link"><text:span text:style-name="T4"><text:tab/>4</text:span></text:span></text:a></text:p>
          <text:p text:style-name="P65"><text:a xlink:type="simple" xlink:href="#_Toc23750136" text:style-name="Index_20_Link" text:visited-style-name="Index_20_Link"><text:span text:style-name="Index_20_Link"><text:span text:style-name="T4">2.</text:span></text:span></text:a><text:a xlink:type="simple" xlink:href="#_Toc23750136" text:style-name="Index_20_Link" text:visited-style-name="Index_20_Link"><text:span text:style-name="Index_20_Link"><text:span text:style-name="T5"><text:tab/></text:span></text:span></text:a><text:a xlink:type="simple" xlink:href="#_Toc23750136" text:style-name="Index_20_Link" text:visited-style-name="Index_20_Link"><text:span text:style-name="Index_20_Link">Procédure d’évaluation préliminaire</text:span></text:a><text:a xlink:type="simple" xlink:href="#_Toc23750136" text:style-name="Index_20_Link" text:visited-style-name="Index_20_Link"><text:span text:style-name="Index_20_Link"><text:span text:style-name="T4"><text:tab/>5</text:span></text:span></text:a></text:p>
          <text:p text:style-name="P77"><text:a xlink:type="simple" xlink:href="#_Toc23750137" text:style-name="Index_20_Link" text:visited-style-name="Index_20_Link"><text:span text:style-name="Index_20_Link"><text:span text:style-name="T4">2.1.</text:span></text:span></text:a><text:a xlink:type="simple" xlink:href="#_Toc23750137" text:style-name="Index_20_Link" text:visited-style-name="Index_20_Link"><text:span text:style-name="Index_20_Link"><text:span text:style-name="T5"><text:tab/></text:span></text:span></text:a><text:a xlink:type="simple" xlink:href="#_Toc23750137" text:style-name="Index_20_Link" text:visited-style-name="Index_20_Link"><text:span text:style-name="Index_20_Link">Description des scénarios utilisés pour l’évaluation pour un utilisateur acheteur</text:span></text:a><text:a xlink:type="simple" xlink:href="#_Toc23750137" text:style-name="Index_20_Link" text:visited-style-name="Index_20_Link"><text:span text:style-name="Index_20_Link"><text:span text:style-name="T4"><text:tab/>5</text:span></text:span></text:a></text:p>
          <text:p text:style-name="P77"><text:a xlink:type="simple" xlink:href="#_Toc23750138" text:style-name="Index_20_Link" text:visited-style-name="Index_20_Link"><text:span text:style-name="Index_20_Link"><text:span text:style-name="T4">2.2.</text:span></text:span></text:a><text:a xlink:type="simple" xlink:href="#_Toc23750138" text:style-name="Index_20_Link" text:visited-style-name="Index_20_Link"><text:span text:style-name="Index_20_Link"><text:span text:style-name="T5"><text:tab/></text:span></text:span></text:a><text:a xlink:type="simple" xlink:href="#_Toc23750138" text:style-name="Index_20_Link" text:visited-style-name="Index_20_Link"><text:span text:style-name="Index_20_Link">Description des scénarios utilisés pour l’évaluation pour un utilisateur vendeur</text:span></text:a><text:a xlink:type="simple" xlink:href="#_Toc23750138" text:style-name="Index_20_Link" text:visited-style-name="Index_20_Link"><text:span text:style-name="Index_20_Link"><text:span text:style-name="T4"><text:tab/>5</text:span></text:span></text:a></text:p>
          <text:p text:style-name="P65"><text:a xlink:type="simple" xlink:href="#_Toc23750139" text:style-name="Index_20_Link" text:visited-style-name="Index_20_Link"><text:span text:style-name="Index_20_Link"><text:span text:style-name="T4">3.</text:span></text:span></text:a><text:a xlink:type="simple" xlink:href="#_Toc23750139" text:style-name="Index_20_Link" text:visited-style-name="Index_20_Link"><text:span text:style-name="Index_20_Link"><text:span text:style-name="T5"><text:tab/></text:span></text:span></text:a><text:a xlink:type="simple" xlink:href="#_Toc23750139" text:style-name="Index_20_Link" text:visited-style-name="Index_20_Link"><text:span text:style-name="Index_20_Link">Résultats de l’évaluation préliminaire du prototype moyenne-fidélité</text:span></text:a><text:a xlink:type="simple" xlink:href="#_Toc23750139" text:style-name="Index_20_Link" text:visited-style-name="Index_20_Link"><text:span text:style-name="Index_20_Link"><text:span text:style-name="T4"><text:tab/>5</text:span></text:span></text:a></text:p>
          <text:p text:style-name="P77"><text:a xlink:type="simple" xlink:href="#_Toc23750140" text:style-name="Index_20_Link" text:visited-style-name="Index_20_Link"><text:span text:style-name="Index_20_Link"><text:span text:style-name="T4">3.1.</text:span></text:span></text:a><text:a xlink:type="simple" xlink:href="#_Toc23750140" text:style-name="Index_20_Link" text:visited-style-name="Index_20_Link"><text:span text:style-name="Index_20_Link"><text:span text:style-name="T5"><text:tab/></text:span></text:span></text:a><text:a xlink:type="simple" xlink:href="#_Toc23750140" text:style-name="Index_20_Link" text:visited-style-name="Index_20_Link"><text:span text:style-name="Index_20_Link">Résultats de l’estimation prédictive du critère « Effectiveness » pour le prototype de l’application pour un utilisateur acheteur</text:span></text:a><text:a xlink:type="simple" xlink:href="#_Toc23750140" text:style-name="Index_20_Link" text:visited-style-name="Index_20_Link"><text:span text:style-name="Index_20_Link"><text:span text:style-name="T4"><text:tab/>5</text:span></text:span></text:a></text:p>
          <text:p text:style-name="P77"><text:a xlink:type="simple" xlink:href="#_Toc23750141" text:style-name="Index_20_Link" text:visited-style-name="Index_20_Link"><text:span text:style-name="Index_20_Link"><text:span text:style-name="T4">3.2.</text:span></text:span></text:a><text:a xlink:type="simple" xlink:href="#_Toc23750141" text:style-name="Index_20_Link" text:visited-style-name="Index_20_Link"><text:span text:style-name="Index_20_Link"><text:span text:style-name="T5"><text:tab/></text:span></text:span></text:a><text:a xlink:type="simple" xlink:href="#_Toc23750141" text:style-name="Index_20_Link" text:visited-style-name="Index_20_Link"><text:span text:style-name="Index_20_Link">Résultats de l’estimation prédictive du critère « Efficiency » pour le prototype de l’application pour un utilisateur acheteur</text:span></text:a><text:a xlink:type="simple" xlink:href="#_Toc23750141" text:style-name="Index_20_Link" text:visited-style-name="Index_20_Link"><text:span text:style-name="Index_20_Link"><text:span text:style-name="T4"><text:tab/>5</text:span></text:span></text:a></text:p>
          <text:p text:style-name="P77"><text:a xlink:type="simple" xlink:href="#_Toc23750142" text:style-name="Index_20_Link" text:visited-style-name="Index_20_Link"><text:span text:style-name="Index_20_Link"><text:span text:style-name="T4">3.3.</text:span></text:span></text:a><text:a xlink:type="simple" xlink:href="#_Toc23750142" text:style-name="Index_20_Link" text:visited-style-name="Index_20_Link"><text:span text:style-name="Index_20_Link"><text:span text:style-name="T5"><text:tab/></text:span></text:span></text:a><text:a xlink:type="simple" xlink:href="#_Toc23750142" text:style-name="Index_20_Link" text:visited-style-name="Index_20_Link"><text:span text:style-name="Index_20_Link">Résultats de l’estimation prédictive du critère « Effectiveness » pour le prototype de l’application pour un utilisateur vendeur</text:span></text:a><text:a xlink:type="simple" xlink:href="#_Toc23750142" text:style-name="Index_20_Link" text:visited-style-name="Index_20_Link"><text:span text:style-name="Index_20_Link"><text:span text:style-name="T4"><text:tab/>5</text:span></text:span></text:a></text:p>
          <text:p text:style-name="P77"><text:a xlink:type="simple" xlink:href="#_Toc23750143" text:style-name="Index_20_Link" text:visited-style-name="Index_20_Link"><text:span text:style-name="Index_20_Link"><text:span text:style-name="T4">3.4.</text:span></text:span></text:a><text:a xlink:type="simple" xlink:href="#_Toc23750143" text:style-name="Index_20_Link" text:visited-style-name="Index_20_Link"><text:span text:style-name="Index_20_Link"><text:span text:style-name="T5"><text:tab/></text:span></text:span></text:a><text:a xlink:type="simple" xlink:href="#_Toc23750143" text:style-name="Index_20_Link" text:visited-style-name="Index_20_Link"><text:span text:style-name="Index_20_Link">Résultats de l’estimation prédictive du critère « Efficiency » pour le prototype de l’application pour un utilisateur vendeur</text:span></text:a><text:a xlink:type="simple" xlink:href="#_Toc23750143" text:style-name="Index_20_Link" text:visited-style-name="Index_20_Link"><text:span text:style-name="Index_20_Link"><text:span text:style-name="T4"><text:tab/>5</text:span></text:span></text:a></text:p>
          <text:p text:style-name="P65"><text:a xlink:type="simple" xlink:href="#_Toc23750144" text:style-name="Index_20_Link" text:visited-style-name="Index_20_Link"><text:span text:style-name="Index_20_Link"><text:span text:style-name="T4">4.</text:span></text:span></text:a><text:a xlink:type="simple" xlink:href="#_Toc23750144" text:style-name="Index_20_Link" text:visited-style-name="Index_20_Link"><text:span text:style-name="Index_20_Link"><text:span text:style-name="T5"><text:tab/></text:span></text:span></text:a><text:a xlink:type="simple" xlink:href="#_Toc23750144" text:style-name="Index_20_Link" text:visited-style-name="Index_20_Link"><text:span text:style-name="Index_20_Link">Analyse de résultats et proposition de modifications</text:span></text:a><text:a xlink:type="simple" xlink:href="#_Toc23750144" text:style-name="Index_20_Link" text:visited-style-name="Index_20_Link"><text:span text:style-name="Index_20_Link"><text:span text:style-name="T4"><text:tab/>6</text:span></text:span></text:a></text:p>
          <text:p text:style-name="P65"><text:a xlink:type="simple" xlink:href="#_Toc23750145" text:style-name="Index_20_Link" text:visited-style-name="Index_20_Link"><text:span text:style-name="Index_20_Link"><text:span text:style-name="T4">5.</text:span></text:span></text:a><text:a xlink:type="simple" xlink:href="#_Toc23750145" text:style-name="Index_20_Link" text:visited-style-name="Index_20_Link"><text:span text:style-name="Index_20_Link"><text:span text:style-name="T5"><text:tab/></text:span></text:span></text:a><text:a xlink:type="simple" xlink:href="#_Toc23750145" text:style-name="Index_20_Link" text:visited-style-name="Index_20_Link"><text:span text:style-name="Index_20_Link">Conclusion</text:span></text:a><text:a xlink:type="simple" xlink:href="#_Toc23750145" text:style-name="Index_20_Link" text:visited-style-name="Index_20_Link"><text:span text:style-name="Index_20_Link"><text:span text:style-name="T4"><text:tab/>6</text:span></text:span></text:a></text:p>
          <text:p text:style-name="Standard"/>
        </text:index-body>
      </text:table-of-content>
      <text:p text:style-name="Standard"/>
      <text:p text:style-name="Standard"/>
      <text:p text:style-name="Standard"/>
      <text:list xml:id="list3734313543" text:style-name="WWNum1">
        <text:list-item>
          <text:h text:style-name="P68" text:outline-level="1"><text:bookmark text:name="_Toc23750129"/>Introduction</text:h>
        </text:list-item>
      </text:list>
      <text:p text:style-name="Standard"/>
      <text:p text:style-name="Standard"><text:span text:style-name="T7">Ce document va vous permettre de suivre l’étude que j’ai réalisé sur le projet du cours d’IHM (prototype basse et moyenne fidélité)</text:span><text:span text:style-name="T6">.</text:span></text:p>
      <text:p text:style-name="P35"><text:span text:style-name="T6">Nous allons voir dans l’ordre :</text:span></text:p>
      <text:p text:style-name="P66"><text:span text:style-name="Index_20_Link"><text:span text:style-name="T6">1. Les o</text:span></text:span><text:a xlink:type="simple" xlink:href="#_Toc23750130" text:style-name="Index_20_Link" text:visited-style-name="Index_20_Link"><text:span text:style-name="Index_20_Link"><text:span text:style-name="T6">bjectifs principaux de l’application et tâches principales des utilisateurs</text:span></text:span></text:a><text:span text:style-name="Index_20_Link"><text:span text:style-name="T6">(fait au TP1)</text:span></text:span></text:p>
      <text:p text:style-name="P36"><text:span text:style-name="Index_20_Link"><text:span text:style-name="T6">2. La p</text:span></text:span><text:a xlink:type="simple" xlink:href="#_Toc23750136" text:style-name="Index_20_Link" text:visited-style-name="Index_20_Link"><text:span text:style-name="Index_20_Link"><text:span text:style-name="T8">rocédure d’évaluation préliminaire</text:span></text:span></text:a><text:span text:style-name="Index_20_Link"><text:span text:style-name="T8">(fait au TP1)</text:span></text:span></text:p>
      <text:p text:style-name="P36"><text:span text:style-name="Index_20_Link"><text:span text:style-name="T6">3. Les r</text:span></text:span><text:a xlink:type="simple" xlink:href="#_Toc23750139" text:style-name="Index_20_Link" text:visited-style-name="Index_20_Link"><text:span text:style-name="Index_20_Link"><text:span text:style-name="T6">ésultats de l’évaluation préliminaire du prototype moyenne-fidélité</text:span></text:span></text:a><text:span text:style-name="Index_20_Link"><text:span text:style-name="T6"> (fait aux TP2 et TP3)</text:span></text:span></text:p>
      <text:p text:style-name="P36"><text:span text:style-name="Index_20_Link"><text:span text:style-name="T6">4. L’a</text:span></text:span><text:a xlink:type="simple" xlink:href="#_Toc23750144" text:style-name="Index_20_Link" text:visited-style-name="Index_20_Link"><text:span text:style-name="Index_20_Link"><text:span text:style-name="T6">nalyse de résultats et proposition de modifications</text:span></text:span></text:a><text:span text:style-name="Index_20_Link"><text:span text:style-name="T8"> (fait aux TP2 et TP3)</text:span></text:span></text:p>
      <text:p text:style-name="P36"><text:span text:style-name="Index_20_Link"><text:span text:style-name="T8">5. Une conclusion </text:span></text:span><text:span text:style-name="Index_20_Link"><text:span text:style-name="T9">(TP4 = celui-ci)</text:span></text:span></text:p>
      <text:p text:style-name="P35"><text:span text:style-name="T6"/></text:p>
      <text:p text:style-name="Standard"/>
      <text:p text:style-name="Standard"/>
      <text:p text:style-name="Standard"/>
      <text:p text:style-name="Standard"/>
      <text:p text:style-name="Standard"/>
      <text:p text:style-name="Standard"/>
      <text:p text:style-name="Standard"/>
      <text:p text:style-name="Standard"/>
      <text:list xml:id="list151955806713435" text:continue-numbering="true" text:style-name="WWNum1">
        <text:list-item>
          <text:h text:style-name="P69" text:outline-level="1"><text:bookmark text:name="_Toc23750130"/>Objectifs principaux de l’application et tâches principales des utilisateurs</text:h>
        </text:list-item>
      </text:list>
      <text:h text:style-name="P74" text:outline-level="2"/>
      <text:list xml:id="list3482870233" text:style-name="WWNum2">
        <text:list-item>
          <text:list>
            <text:list-item>
              <text:h text:style-name="P75" text:outline-level="2"><text:bookmark text:name="_Toc23750131"/>Rôles</text:h>
            </text:list-item>
          </text:list>
        </text:list-item>
      </text:list>
      <text:p text:style-name="Standard"/>
      <text:p text:style-name="P40">L’acheteur peut :</text:p>
      <text:p text:style-name="P35">- Consulter des descriptions de vêtements</text:p>
      <text:p text:style-name="P35">- Acheter des vêtements</text:p>
      <text:p text:style-name="P35"/>
      <text:p text:style-name="P40">Le vendeur peut :</text:p>
      <text:p text:style-name="P35">- Mettre en vente des vêtements</text:p>
      <text:p text:style-name="P35">- Consulter ses ventes</text:p>
      <text:p text:style-name="Standard"/>
      <text:list xml:id="list151955252778413" text:continue-numbering="true" text:style-name="WWNum2">
        <text:list-item>
          <text:list>
            <text:list-item>
              <text:h text:style-name="P75" text:outline-level="2"><text:bookmark text:name="_Toc23750132"/>Objectifs de l’application pour un utilisateur acheteur</text:h>
            </text:list-item>
          </text:list>
        </text:list-item>
      </text:list>
      <text:p text:style-name="P37"/>
      <text:p text:style-name="P39">Buts principaux de l’utilisateur acheteur :</text:p>
      <text:p text:style-name="P37">- <text:span text:style-name="T18">Acheter un vêtement</text:span></text:p>
      <text:p text:style-name="P37">- <text:span text:style-name="T18">Trouver un accessoire à offrir</text:span></text:p>
      <text:p text:style-name="Standard"/>
      <text:list xml:id="list151956397370224" text:continue-numbering="true" text:style-name="WWNum2">
        <text:list-item>
          <text:list>
            <text:list-item>
              <text:h text:style-name="P75" text:outline-level="2"><text:bookmark text:name="_Toc23750133"/>Objectifs de l’application pour un utilisateur vendeur</text:h>
            </text:list-item>
          </text:list>
        </text:list-item>
      </text:list>
      <text:p text:style-name="Standard"/>
      <text:p text:style-name="P38">Buts principaux de l’utilisateur vendeur :</text:p>
      <text:p text:style-name="Standard">- <text:span text:style-name="T18">Vendre un vêtement ou un accessoire</text:span></text:p>
      <text:p text:style-name="Standard">- <text:span text:style-name="T18">En tirer du bénéfice</text:span></text:p>
      <text:p text:style-name="Standard"/>
      <text:list xml:id="list151954974723899" text:continue-numbering="true" text:style-name="WWNum2">
        <text:list-item>
          <text:list>
            <text:list-item>
              <text:h text:style-name="P75" text:outline-level="2"><text:bookmark text:name="_Toc23750134"/>Tâches de l’utilisateur acheteur</text:h>
            </text:list-item>
          </text:list>
        </text:list-item>
      </text:list>
      <text:p text:style-name="P38">Sous-buts et tâches attendues :</text:p>
      <text:p text:style-name="Standard">- <text:span text:style-name="T18">Rechercher un produit </text:span></text:p>
      <text:p text:style-name="Standard">- <text:span text:style-name="T18">Payer un produit</text:span></text:p>
      <text:p text:style-name="Standard">- <text:span text:style-name="T18">S’identifier/Créer un compte</text:span></text:p>
      <text:p text:style-name="Standard">- <text:span text:style-name="T18">Cliquer sur un produit</text:span></text:p>
      <text:p text:style-name="Standard">- <text:span text:style-name="T18">Voir le panier</text:span></text:p>
      <text:p text:style-name="Standard"><text:soft-page-break/></text:p>
      <text:list xml:id="list151955096504806" text:continue-numbering="true" text:style-name="WWNum2">
        <text:list-item>
          <text:list>
            <text:list-item>
              <text:h text:style-name="P75" text:outline-level="2"><text:bookmark text:name="_Toc23750135"/>Tâches de l’utilisateur vendeur</text:h>
            </text:list-item>
          </text:list>
        </text:list-item>
      </text:list>
      <text:p text:style-name="Standard"/>
      <text:p text:style-name="P39">Sous-buts et tâches attendues :</text:p>
      <text:p text:style-name="P37">- <text:span text:style-name="T18">Vendre un produit </text:span></text:p>
      <text:p text:style-name="P37">- <text:span text:style-name="T18">S’identifier/Créer un compte</text:span></text:p>
      <text:p text:style-name="P37">- <text:span text:style-name="T18">Suivre la vente d’un produit</text:span></text:p>
      <text:p text:style-name="P37"/>
      <text:list xml:id="list151956504432651" text:continue-numbering="true" text:style-name="WWNum2">
        <text:list-item>
          <text:h text:style-name="P71" text:outline-level="1"><text:bookmark text:name="_Toc23750136"/>Procédure d’évaluation préliminaire</text:h>
          <text:list>
            <text:list-item>
              <text:h text:style-name="P75" text:outline-level="2"><text:bookmark text:name="_Toc23750137"/>Description des scénarios utilisés pour l’évaluation pour un utilisateur acheteur</text:h>
            </text:list-item>
          </text:list>
        </text:list-item>
      </text:list>
      <text:p text:style-name="Standard"/>
      <text:list xml:id="list2451098660" text:style-name="L1">
        <text:list-item>
          <text:p text:style-name="P19"><text:bookmark text:name="docs-internal-guid-77b7b95e-7fff-e021-f640-9f47daa0310c"/><text:span text:style-name="T21">Rechercher un produit</text:span><text:span text:style-name="T19"> : Je cherche un t shirt spécifique que j’ai déjà vu quelque part.</text:span></text:p>
        </text:list-item>
        <text:list-item>
          <text:p text:style-name="P19"><text:span text:style-name="T21">Payer un produit</text:span><text:span text:style-name="T19"> : J’ai déjà trouvé un produit qui me plaît sur le site et je souhaite maintenant le payer.</text:span></text:p>
        </text:list-item>
        <text:list-item>
          <text:p text:style-name="P19"><text:span text:style-name="T21">S’identifier/Créer un compte</text:span><text:span text:style-name="T19"> : Je veux m’identifier ou créer un compte sur le site.</text:span></text:p>
        </text:list-item>
        <text:list-item>
          <text:p text:style-name="P19"><text:span text:style-name="T21">Cliquer sur un produit</text:span><text:span text:style-name="T19"> : J’ai vu un produit qui me plaît et je souhaite avoir des informations dessus.</text:span></text:p>
        </text:list-item>
        <text:list-item>
          <text:p text:style-name="P20"><text:span text:style-name="T21">Voir le panier</text:span><text:span text:style-name="T19"> : Je souhaite voir si j’ai des commandes dans mon panier de commandes. </text:span></text:p>
        </text:list-item>
      </text:list>
      <text:p text:style-name="Text_20_body"/>
      <text:list xml:id="list151956463692481" text:continue-list="list151956504432651" text:style-name="WWNum2">
        <text:list-item>
          <text:list>
            <text:list-item>
              <text:h text:style-name="P75" text:outline-level="2"><text:bookmark text:name="_Toc23750138"/>Description des scénarios utilisés pour l’évaluation pour un utilisateur vendeur</text:h>
            </text:list-item>
          </text:list>
        </text:list-item>
      </text:list>
      <text:p text:style-name="Standard"/>
      <text:list xml:id="list337880587" text:style-name="L2">
        <text:list-item>
          <text:p text:style-name="P21"><text:bookmark text:name="docs-internal-guid-88e35acd-7fff-6ef6-2ded-3d2e2fe3d3c6"/><text:span text:style-name="T21">Vendre un produit</text:span><text:span text:style-name="T19"> : Je souhaite vendre un produit t shirt sur le site.</text:span></text:p>
        </text:list-item>
        <text:list-item>
          <text:p text:style-name="P21"><text:span text:style-name="T21">S’identifier/Créer un compte</text:span><text:span text:style-name="T19"> : Je veux m’identifier ou créer un compte sur le site.</text:span></text:p>
        </text:list-item>
        <text:list-item>
          <text:p text:style-name="P24"><text:span text:style-name="T15">Suivre la vente d’un produit</text:span><text:span text:style-name="T13"> </text:span><text:span text:style-name="T14">: J’ai mis en vente un produit et j’aimerais savoir si il a été vendu ou pas.</text:span> </text:p>
        </text:list-item>
      </text:list>
      <text:list xml:id="list151955957903793" text:continue-list="list151956463692481" text:style-name="WWNum2">
        <text:list-item>
          <text:h text:style-name="P67" text:outline-level="1"><text:bookmark text:name="_Toc23750139"/>Résultats de l’évaluation préliminaire du prototype moyenne-fidélité</text:h>
        </text:list-item>
      </text:list>
      <text:p text:style-name="Standard"/>
      <text:list xml:id="list151954957871649" text:continue-numbering="true" text:style-name="WWNum2">
        <text:list-item>
          <text:list>
            <text:list-item>
              <text:h text:style-name="P75" text:outline-level="2"><text:bookmark text:name="_Toc23750140"/>Résultats de l’estimation prédictive du critère « Effectiveness » pour le prototype de l’application pour un utilisateur acheteur</text:h>
            </text:list-item>
          </text:list>
        </text:list-item>
      </text:list>
      <text:p text:style-name="Standard"/>
      <text:p text:style-name="P12"><text:bookmark text:name="docs-internal-guid-cf898036-7fff-7e2a-2bcb-1602da4e88d5"/>Scénario 1 - Recherche d’un produit</text:p>
      <text:p text:style-name="Text_20_body"/>
      <text:p text:style-name="P18">Je cherche à trouver un produit que j’ai vu dans un magasin ou sur un site internet pour l’offrir à quelqu’un. Pour aller chercher ce produit, je me rends compte qu’il y a une barre de recherche et je clique donc dessus. Je tape le nom du produit que je cherche et je tape sur la touche entrée.</text:p>
      <text:p text:style-name="P18">Une page s’affiche alors avec les résultats de ma recherche.</text:p>
      <text:p text:style-name="P18">Je peux ensuite cliquer sur un des produits sur cette page et voir ses caractéristiques. </text:p>
      <text:p text:style-name="Text_20_body"/>
      <text:p text:style-name="P12">Scénario 2 - Payer un produit</text:p>
      <text:p text:style-name="Text_20_body"/>
      <text:p text:style-name="P22"><text:soft-page-break/>Je cherche à trouver un produit que j’ai vu dans un magasin ou sur un site internet pour l’offrir à quelqu’un. Pour aller chercher ce produit, je me rends compte qu’il y a une barre de recherche et je clique donc dessus. Je tape le nom du produit que je cherche et je tape sur la touche entrée.</text:p>
      <text:p text:style-name="P22">Une page s’affiche alors avec les résultats de ma recherche.</text:p>
      <text:p text:style-name="P25"><text:span text:style-name="T16">Je peux ensuite cliquer sur un des produits sur cette page et voir ses caractéristiques. (scénario 1)</text:span><text:span text:style-name="T12"> </text:span></text:p>
      <text:p text:style-name="P18">J’aperçois un bouton “Acheter” sur la page du produit et je clique dessus. </text:p>
      <text:p text:style-name="P18">Si je ne suis pas connecté, j’arrive sur une page qui permet de m’identifier ou de me connecter puis je rentre les données demandées (de connexion ou d’identification). Quand j’appuie sur “Valider” à la fin de cette étape, je suis maintenant connecté et j’arrive sur la page de mon panier qui contient mon article. </text:p>
      <text:p text:style-name="P18">Je clique sur “Payer le panier” et j’arrive sur une page où je dois rentrer mes coordonnées bancaires et valider. </text:p>
      <text:p text:style-name="P18">Enfin, en validant, je vois l’affiche du message “Paiement réussi !” et je peux donc valider et mon achat est donc réalisé.</text:p>
      <text:p text:style-name="Text_20_body"/>
      <text:p text:style-name="P12">Scénario 3 - S’identifier/Créer un compte</text:p>
      <text:p text:style-name="Text_20_body"/>
      <text:p text:style-name="P18">Je cherche à m’identifier/créer un compte.</text:p>
      <text:p text:style-name="P18">J’aperçois un logo de connexion de compte et je clique dessus.</text:p>
      <text:p text:style-name="P18">Si je ne suis pas connecté, j’arrive sur une page qui permet de m’identifier ou de me connecter puis je rentre les données demandées (de connexion ou d’identification). Quand j’appuie sur “Valider” à la fin de cette étape, je suis maintenant connecté.</text:p>
      <text:p text:style-name="P18">(Si je suis déjà connecté, si je clique sur le logo, j’arrive sur une page qui me propose de me déconnecter et si je clique sur “Non” je reste connecter sinon si j’appuie sur “Oui” je me déconnecte).</text:p>
      <text:p text:style-name="Text_20_body"/>
      <text:p text:style-name="P12">Scénario 4 - Cliquer sur un produit </text:p>
      <text:p text:style-name="Text_20_body"/>
      <text:p text:style-name="P18">Je cherche à cliquer sur un produit.</text:p>
      <text:p text:style-name="P18">Soit je clique sur le produit directement sur la page d’accueil, soit je clique sur le produit après le scénario 1 ci-dessus.</text:p>
      <text:p text:style-name="Text_20_body"/>
      <text:p text:style-name="P12">Scénario 5 - Voir le panier</text:p>
      <text:p text:style-name="Text_20_body"/>
      <text:p text:style-name="P18">Je cherche à accéder à mon panier.</text:p>
      <text:p text:style-name="P18">Je clique sur l'icône du panier sur la page d’accueil.</text:p>
      <text:p text:style-name="P18">Si je ne suis pas connecter, je me connecte puis j’accède à mon panier sinon j’accède directement au panier en cliquant sur le logo.</text:p>
      <text:p text:style-name="Text_20_body"><text:line-break/></text:p>
      <text:p text:style-name="Standard"/>
      <text:p text:style-name="P23"><text:bookmark text:name="docs-internal-guid-3c5ef806-7fff-cbe6-3a0f-a0d53f7426da"/><text:soft-page-break/><text:span text:style-name="T10">Scénario 1 - Recherche d’un produit</text:span></text:p>
      <text:p text:style-name="P9"/>
      <table:table table:name="Tableau1" table:style-name="Tableau1">
        <table:table-column table:style-name="Tableau1.A"/>
        <table:table-column table:style-name="Tableau1.B"/>
        <table:table-row>
          <table:table-cell table:style-name="Tableau1.A1" office:value-type="string">
            <text:p text:style-name="P96">Tâche</text:p>
          </table:table-cell>
          <table:table-cell table:style-name="Tableau1.A1" office:value-type="string">
            <text:p text:style-name="P96">Peut être effectuée (OK) ou non (KO)</text:p>
          </table:table-cell>
        </table:table-row>
        <table:table-row>
          <table:table-cell table:style-name="Tableau1.A1" office:value-type="string">
            <text:p text:style-name="P101">Saisir une marque </text:p>
          </table:table-cell>
          <table:table-cell table:style-name="Tableau1.A1" office:value-type="string">
            <text:p text:style-name="P101">OK</text:p>
          </table:table-cell>
        </table:table-row>
        <table:table-row>
          <table:table-cell table:style-name="Tableau1.A1" office:value-type="string">
            <text:p text:style-name="P101">Saisir une taille de vêtement </text:p>
          </table:table-cell>
          <table:table-cell table:style-name="Tableau1.A1" office:value-type="string">
            <text:p text:style-name="P101">OK</text:p>
          </table:table-cell>
        </table:table-row>
        <table:table-row>
          <table:table-cell table:style-name="Tableau1.A1" office:value-type="string">
            <text:p text:style-name="P101">Saisir combien de fois un vêtement a été porté</text:p>
          </table:table-cell>
          <table:table-cell table:style-name="Tableau1.A1" office:value-type="string">
            <text:p text:style-name="P101">KO</text:p>
          </table:table-cell>
        </table:table-row>
        <table:table-row>
          <table:table-cell table:style-name="Tableau1.A1" office:value-type="string">
            <text:p text:style-name="P101">Saisir un prix</text:p>
          </table:table-cell>
          <table:table-cell table:style-name="Tableau1.A1" office:value-type="string">
            <text:p text:style-name="P101">OK</text:p>
          </table:table-cell>
        </table:table-row>
        <table:table-row>
          <table:table-cell table:style-name="Tableau1.A1" office:value-type="string">
            <text:p text:style-name="P101">Rechercher des produits par ordre croissant de prix</text:p>
          </table:table-cell>
          <table:table-cell table:style-name="Tableau1.A1" office:value-type="string">
            <text:p text:style-name="P101">KO</text:p>
          </table:table-cell>
        </table:table-row>
        <table:table-row>
          <table:table-cell table:style-name="Tableau1.A1" office:value-type="string">
            <text:p text:style-name="P101">Rechercher un produit par rapport à son pays de production</text:p>
          </table:table-cell>
          <table:table-cell table:style-name="Tableau1.A1" office:value-type="string">
            <text:p text:style-name="P101">KO</text:p>
          </table:table-cell>
        </table:table-row>
      </table:table>
      <text:p text:style-name="Text_20_body"/>
      <text:p text:style-name="P14">Taux d’efficacité = 3/6 = 50%</text:p>
      <text:p text:style-name="Text_20_body"/>
      <text:p text:style-name="P12">Scénario 2 - Payer un produit</text:p>
      <text:p text:style-name="P9"/>
      <table:table table:name="Tableau2" table:style-name="Tableau2">
        <table:table-column table:style-name="Tableau2.A"/>
        <table:table-column table:style-name="Tableau2.B"/>
        <table:table-row>
          <table:table-cell table:style-name="Tableau2.A1" office:value-type="string">
            <text:p text:style-name="P96">Tâche</text:p>
          </table:table-cell>
          <table:table-cell table:style-name="Tableau2.A1" office:value-type="string">
            <text:p text:style-name="P96">Peut être effectuée (OK) ou non (KO)</text:p>
          </table:table-cell>
        </table:table-row>
        <table:table-row>
          <table:table-cell table:style-name="Tableau2.A1" office:value-type="string">
            <text:p text:style-name="P101">Cliquer sur un bouton pour acheter le produit</text:p>
          </table:table-cell>
          <table:table-cell table:style-name="Tableau2.A1" office:value-type="string">
            <text:p text:style-name="P101">OK</text:p>
          </table:table-cell>
        </table:table-row>
        <table:table-row>
          <table:table-cell table:style-name="Tableau2.A1" office:value-type="string">
            <text:p text:style-name="P101">Avoir des propositions de vêtements similaires</text:p>
          </table:table-cell>
          <table:table-cell table:style-name="Tableau2.A1" office:value-type="string">
            <text:p text:style-name="P101">KO</text:p>
          </table:table-cell>
        </table:table-row>
        <table:table-row>
          <table:table-cell table:style-name="Tableau2.A1" office:value-type="string">
            <text:p text:style-name="P101">Payer par chèque</text:p>
          </table:table-cell>
          <table:table-cell table:style-name="Tableau2.A1" office:value-type="string">
            <text:p text:style-name="P101">KO</text:p>
          </table:table-cell>
        </table:table-row>
        <table:table-row>
          <table:table-cell table:style-name="Tableau2.A1" office:value-type="string">
            <text:p text:style-name="P101">Payer par carte bancaire</text:p>
          </table:table-cell>
          <table:table-cell table:style-name="Tableau2.A1" office:value-type="string">
            <text:p text:style-name="P101">OK</text:p>
          </table:table-cell>
        </table:table-row>
        <table:table-row>
          <table:table-cell table:style-name="Tableau2.A1" office:value-type="string">
            <text:p text:style-name="P101">Payer avec un compte Paypal</text:p>
          </table:table-cell>
          <table:table-cell table:style-name="Tableau2.A1" office:value-type="string">
            <text:p text:style-name="P101">KO</text:p>
          </table:table-cell>
        </table:table-row>
      </table:table>
      <text:p text:style-name="Text_20_body"/>
      <text:p text:style-name="P14">Taux d’efficacité = 2/5 = 40%</text:p>
      <text:p text:style-name="P1"><text:line-break/></text:p>
      <text:p text:style-name="P12">Scénario 3 - S’identifier/Créer un compte</text:p>
      <text:p text:style-name="P9"/>
      <table:table table:name="Tableau3" table:style-name="Tableau3">
        <table:table-column table:style-name="Tableau3.A"/>
        <table:table-column table:style-name="Tableau3.B"/>
        <table:table-row>
          <table:table-cell table:style-name="Tableau3.A1" office:value-type="string">
            <text:p text:style-name="P96">Tâche</text:p>
          </table:table-cell>
          <table:table-cell table:style-name="Tableau3.A1" office:value-type="string">
            <text:p text:style-name="P96">Peut être effectuée (OK) ou non (KO)</text:p>
          </table:table-cell>
        </table:table-row>
        <table:table-row>
          <table:table-cell table:style-name="Tableau3.A1" office:value-type="string">
            <text:p text:style-name="P101">Cliquer sur l’icône de connexion (et utiliser les pages de connexion/identification)</text:p>
          </table:table-cell>
          <table:table-cell table:style-name="Tableau3.A1" office:value-type="string">
            <text:p text:style-name="P101">OK</text:p>
          </table:table-cell>
        </table:table-row>
        <text:soft-page-break/>
        <table:table-row>
          <table:table-cell table:style-name="Tableau3.A1" office:value-type="string">
            <text:p text:style-name="P101">Consulter le nombre de connexions </text:p>
          </table:table-cell>
          <table:table-cell table:style-name="Tableau3.A1" office:value-type="string">
            <text:p text:style-name="P101">KO</text:p>
          </table:table-cell>
        </table:table-row>
        <table:table-row>
          <table:table-cell table:style-name="Tableau3.A1" office:value-type="string">
            <text:p text:style-name="P101">Voir si on est connecté au compte en temps réel</text:p>
          </table:table-cell>
          <table:table-cell table:style-name="Tableau3.A1" office:value-type="string">
            <text:p text:style-name="P101">OK</text:p>
          </table:table-cell>
        </table:table-row>
      </table:table>
      <text:p text:style-name="Text_20_body"/>
      <text:p text:style-name="P14">Taux d’efficacité = 2/3 = 66%</text:p>
      <text:p text:style-name="Text_20_body"/>
      <text:p text:style-name="P12">Scénario 4 - Cliquer sur un produit </text:p>
      <text:p text:style-name="P9"/>
      <table:table table:name="Tableau4" table:style-name="Tableau4">
        <table:table-column table:style-name="Tableau4.A"/>
        <table:table-column table:style-name="Tableau4.B"/>
        <table:table-row>
          <table:table-cell table:style-name="Tableau4.A1" office:value-type="string">
            <text:p text:style-name="P96">Tâche</text:p>
          </table:table-cell>
          <table:table-cell table:style-name="Tableau4.A1" office:value-type="string">
            <text:p text:style-name="P96">Peut être effectuée (OK) ou non (KO)</text:p>
          </table:table-cell>
        </table:table-row>
        <table:table-row>
          <table:table-cell table:style-name="Tableau4.A1" office:value-type="string">
            <text:p text:style-name="P101">Cliquer sur l’image du produit </text:p>
          </table:table-cell>
          <table:table-cell table:style-name="Tableau4.A1" office:value-type="string">
            <text:p text:style-name="P101">OK</text:p>
          </table:table-cell>
        </table:table-row>
        <table:table-row>
          <table:table-cell table:style-name="Tableau4.A1" office:value-type="string">
            <text:p text:style-name="P101">Cliquer sur le prix du produit </text:p>
          </table:table-cell>
          <table:table-cell table:style-name="Tableau4.A1" office:value-type="string">
            <text:p text:style-name="P101">KO</text:p>
          </table:table-cell>
        </table:table-row>
        <table:table-row>
          <table:table-cell table:style-name="Tableau4.A1" office:value-type="string">
            <text:p text:style-name="P101">Cliquer sur le descriptif du produit</text:p>
          </table:table-cell>
          <table:table-cell table:style-name="Tableau4.A1" office:value-type="string">
            <text:p text:style-name="P101">KO</text:p>
          </table:table-cell>
        </table:table-row>
      </table:table>
      <text:p text:style-name="Text_20_body"/>
      <text:p text:style-name="P14">Taux d’efficacité = 1/3 = 33%</text:p>
      <text:p text:style-name="Text_20_body"/>
      <text:p text:style-name="P12">Scénario 5 - Voir le panier</text:p>
      <text:p text:style-name="P9"/>
      <table:table table:name="Tableau5" table:style-name="Tableau5">
        <table:table-column table:style-name="Tableau5.A"/>
        <table:table-column table:style-name="Tableau5.B"/>
        <table:table-row>
          <table:table-cell table:style-name="Tableau5.A1" office:value-type="string">
            <text:p text:style-name="P96">Tâche</text:p>
          </table:table-cell>
          <table:table-cell table:style-name="Tableau5.A1" office:value-type="string">
            <text:p text:style-name="P96">Peut être effectuée (OK) ou non (KO)</text:p>
          </table:table-cell>
        </table:table-row>
        <table:table-row>
          <table:table-cell table:style-name="Tableau5.A1" office:value-type="string">
            <text:p text:style-name="P101">Cliquer sur le panier </text:p>
          </table:table-cell>
          <table:table-cell table:style-name="Tableau5.A1" office:value-type="string">
            <text:p text:style-name="P101">OK</text:p>
          </table:table-cell>
        </table:table-row>
        <table:table-row>
          <table:table-cell table:style-name="Tableau5.A1" office:value-type="string">
            <text:p text:style-name="P101">Cliquer sur un produit et voir si il est dans le panier</text:p>
          </table:table-cell>
          <table:table-cell table:style-name="Tableau5.A1" office:value-type="string">
            <text:p text:style-name="P101">KO</text:p>
          </table:table-cell>
        </table:table-row>
        <table:table-row>
          <table:table-cell table:style-name="Tableau5.A1" office:value-type="string">
            <text:p text:style-name="P101">Savoir le nombre de consultations du panier</text:p>
          </table:table-cell>
          <table:table-cell table:style-name="Tableau5.A1" office:value-type="string">
            <text:p text:style-name="P101">KO</text:p>
          </table:table-cell>
        </table:table-row>
        <table:table-row>
          <table:table-cell table:style-name="Tableau5.A1" office:value-type="string">
            <text:p text:style-name="P101">Consulter les produits du panier</text:p>
          </table:table-cell>
          <table:table-cell table:style-name="Tableau5.A1" office:value-type="string">
            <text:p text:style-name="P101">OK</text:p>
          </table:table-cell>
        </table:table-row>
        <table:table-row>
          <table:table-cell table:style-name="Tableau5.A1" office:value-type="string">
            <text:p text:style-name="P101">Payer les produits du panier</text:p>
          </table:table-cell>
          <table:table-cell table:style-name="Tableau5.A1" office:value-type="string">
            <text:p text:style-name="P101">OK</text:p>
          </table:table-cell>
        </table:table-row>
        <table:table-row>
          <table:table-cell table:style-name="Tableau5.A1" office:value-type="string">
            <text:p text:style-name="P101">Cliquer sur le panier en étant connecté ou non</text:p>
          </table:table-cell>
          <table:table-cell table:style-name="Tableau5.A1" office:value-type="string">
            <text:p text:style-name="P101">OK</text:p>
          </table:table-cell>
        </table:table-row>
      </table:table>
      <text:p text:style-name="Text_20_body"/>
      <text:p text:style-name="P14">Taux d’efficacité = 4/6 = 66%</text:p>
      <text:p text:style-name="Text_20_body"/>
      <text:list xml:id="list151955482266073" text:continue-numbering="true" text:style-name="WWNum2">
        <text:list-item>
          <text:list>
            <text:list-item>
              <text:h text:style-name="P76" text:outline-level="2"><text:bookmark text:name="_Toc23750141"/>Résultats de l’estimation prédictive du critère « Efficiency » pour le prototype de l’application pour un utilisateur acheteur</text:h>
            </text:list-item>
          </text:list>
        </text:list-item>
      </text:list>
      <text:p text:style-name="P41"/>
      <text:p text:style-name="P12"><text:bookmark text:name="docs-internal-guid-732c2117-7fff-27bb-cb95-60dec614adf3"/>Scénario 1 - Recherche d’un produit</text:p>
      <table:table table:name="Tableau13" table:style-name="Tableau13">
        <table:table-column table:style-name="Tableau13.A"/>
        <table:table-column table:style-name="Tableau13.B"/>
        <table:table-column table:style-name="Tableau13.C"/>
        <text:soft-page-break/>
        <table:table-row>
          <table:table-cell table:style-name="Tableau13.A1" office:value-type="string">
            <text:p text:style-name="P117">Tâche</text:p>
          </table:table-cell>
          <table:table-cell table:style-name="Tableau13.A1" office:value-type="string">
            <text:p text:style-name="P117">Actions</text:p>
          </table:table-cell>
          <table:table-cell table:style-name="Tableau13.A1" office:value-type="string">
            <text:p text:style-name="P117">Nombre d’actions par tâche</text:p>
          </table:table-cell>
        </table:table-row>
        <table:table-row>
          <table:table-cell table:style-name="Tableau13.A1" table:number-rows-spanned="4" office:value-type="string">
            <text:p text:style-name="P101">Saisir une marque </text:p>
          </table:table-cell>
          <table:table-cell table:style-name="Tableau13.A1" office:value-type="string">
            <text:p text:style-name="P101">Localiser la barre de recherche</text:p>
          </table:table-cell>
          <table:table-cell table:style-name="Tableau13.A1" table:number-rows-spanned="4" office:value-type="string">
            <text:p text:style-name="P102">4</text:p>
          </table:table-cell>
        </table:table-row>
        <table:table-row>
          <table:covered-table-cell/>
          <table:table-cell table:style-name="Tableau13.A1" office:value-type="string">
            <text:p text:style-name="P101">Taper la marque</text:p>
          </table:table-cell>
          <table:covered-table-cell/>
        </table:table-row>
        <table:table-row>
          <table:covered-table-cell/>
          <table:table-cell table:style-name="Tableau13.A1" office:value-type="string">
            <text:p text:style-name="P101">Valider la recherche </text:p>
          </table:table-cell>
          <table:covered-table-cell/>
        </table:table-row>
        <table:table-row>
          <table:covered-table-cell/>
          <table:table-cell table:style-name="Tableau13.A1" office:value-type="string">
            <text:p text:style-name="P101">Vérifier que la recherche corresponde à ce qui a été tapé</text:p>
          </table:table-cell>
          <table:covered-table-cell/>
        </table:table-row>
        <table:table-row>
          <table:table-cell table:style-name="Tableau13.A1" table:number-rows-spanned="4" office:value-type="string">
            <text:p text:style-name="P101">Saisir une taille de vêtement </text:p>
          </table:table-cell>
          <table:table-cell table:style-name="Tableau13.A1" office:value-type="string">
            <text:p text:style-name="P101">Localiser la barre de recherche</text:p>
          </table:table-cell>
          <table:table-cell table:style-name="Tableau13.A1" table:number-rows-spanned="4" office:value-type="string">
            <text:p text:style-name="P102">4</text:p>
          </table:table-cell>
        </table:table-row>
        <table:table-row>
          <table:covered-table-cell/>
          <table:table-cell table:style-name="Tableau13.A1" office:value-type="string">
            <text:p text:style-name="P101">Taper la taille</text:p>
          </table:table-cell>
          <table:covered-table-cell/>
        </table:table-row>
        <table:table-row>
          <table:covered-table-cell/>
          <table:table-cell table:style-name="Tableau13.A1" office:value-type="string">
            <text:p text:style-name="P101">Valider la recherche </text:p>
          </table:table-cell>
          <table:covered-table-cell/>
        </table:table-row>
        <table:table-row>
          <table:covered-table-cell/>
          <table:table-cell table:style-name="Tableau13.A1" office:value-type="string">
            <text:p text:style-name="P101">Vérifier que la recherche corresponde à ce qui a été tapé</text:p>
          </table:table-cell>
          <table:covered-table-cell/>
        </table:table-row>
        <table:table-row>
          <table:table-cell table:style-name="Tableau13.A1" table:number-rows-spanned="4" office:value-type="string">
            <text:p text:style-name="P101">Saisir un prix</text:p>
          </table:table-cell>
          <table:table-cell table:style-name="Tableau13.A1" office:value-type="string">
            <text:p text:style-name="P101">Localiser la barre de recherche</text:p>
          </table:table-cell>
          <table:table-cell table:style-name="Tableau13.A1" table:number-rows-spanned="4" office:value-type="string">
            <text:p text:style-name="P102">4</text:p>
          </table:table-cell>
        </table:table-row>
        <table:table-row>
          <table:covered-table-cell/>
          <table:table-cell table:style-name="Tableau13.A1" office:value-type="string">
            <text:p text:style-name="P101">Taper la marque</text:p>
          </table:table-cell>
          <table:covered-table-cell/>
        </table:table-row>
        <table:table-row>
          <table:covered-table-cell/>
          <table:table-cell table:style-name="Tableau13.A1" office:value-type="string">
            <text:p text:style-name="P101">Valider la recherche </text:p>
          </table:table-cell>
          <table:covered-table-cell/>
        </table:table-row>
        <table:table-row>
          <table:covered-table-cell/>
          <table:table-cell table:style-name="Tableau13.A1" office:value-type="string">
            <text:p text:style-name="P101">Vérifier que la recherche corresponde à ce qui a été tapé</text:p>
          </table:table-cell>
          <table:covered-table-cell/>
        </table:table-row>
        <table:table-row>
          <table:table-cell table:style-name="Tableau13.A1" office:value-type="string">
            <text:p text:style-name="P96">Total du nombre d’actions du scénario 1</text:p>
          </table:table-cell>
          <table:table-cell table:style-name="Tableau13.A1" table:number-columns-spanned="2" office:value-type="string">
            <text:p text:style-name="Table_20_Contents"/>
            <text:p text:style-name="P102">12</text:p>
          </table:table-cell>
          <table:covered-table-cell/>
        </table:table-row>
      </table:table>
      <text:p text:style-name="Text_20_body"/>
      <text:p text:style-name="P12">Scénario 2 - Payer un produit</text:p>
      <text:p text:style-name="P9"/>
      <text:p text:style-name="P11"/>
      <table:table table:name="Tableau14" table:style-name="Tableau14">
        <table:table-column table:style-name="Tableau14.A"/>
        <table:table-column table:style-name="Tableau14.B"/>
        <table:table-column table:style-name="Tableau14.C"/>
        <table:table-row>
          <table:table-cell table:style-name="Tableau14.A1" office:value-type="string">
            <text:p text:style-name="P121">Tâche</text:p>
          </table:table-cell>
          <table:table-cell table:style-name="Tableau14.A1" office:value-type="string">
            <text:p text:style-name="P121">Actions</text:p>
          </table:table-cell>
          <table:table-cell table:style-name="Tableau14.A1" office:value-type="string">
            <text:p text:style-name="P48"><text:bookmark text:name="docs-internal-guid-15419777-7fff-ff5b-7598-d80d150f97c3"/></text:p>
            <text:p text:style-name="P26">Nombre d’actions par tâche</text:p>
          </table:table-cell>
        </table:table-row>
        <table:table-row>
          <table:table-cell table:style-name="Tableau14.A1" table:number-rows-spanned="2" office:value-type="string">
            <text:p text:style-name="P52">Cliquer sur un bouton pour acheter le produit </text:p>
            <text:p text:style-name="P107"/>
          </table:table-cell>
          <table:table-cell table:style-name="Tableau14.A1" office:value-type="string">
            <text:p text:style-name="P30">Voir le bouton “Acheter”</text:p>
          </table:table-cell>
          <table:table-cell table:style-name="Tableau14.A1" table:number-rows-spanned="2" office:value-type="string">
            <text:p text:style-name="P115">2</text:p>
            <text:p text:style-name="P95"/>
            <text:p text:style-name="P105"/>
          </table:table-cell>
        </table:table-row>
        <table:table-row>
          <table:covered-table-cell/>
          <table:table-cell table:style-name="Tableau14.A1" office:value-type="string">
            <text:p text:style-name="P110">Cliquer sur le bouton «Acheter»</text:p>
          </table:table-cell>
          <table:covered-table-cell/>
        </table:table-row>
        <table:table-row>
          <table:table-cell table:style-name="Tableau14.A1" table:number-rows-spanned="4" office:value-type="string">
            <text:p text:style-name="P52">Payer par carte bancaire </text:p>
            <text:p text:style-name="P107"/>
          </table:table-cell>
          <table:table-cell table:style-name="Tableau14.A1" office:value-type="string">
            <text:p text:style-name="P52">Cliquer sur “Acheter” sur le produit </text:p>
          </table:table-cell>
          <table:table-cell table:style-name="Tableau14.A1" table:number-rows-spanned="4" office:value-type="string">
            <text:p text:style-name="P115">4</text:p>
          </table:table-cell>
        </table:table-row>
        <table:table-row>
          <table:covered-table-cell/>
          <table:table-cell table:style-name="Tableau14.A1" office:value-type="string">
            <text:p text:style-name="P52">Rentrer les coordonnées bancaires </text:p>
          </table:table-cell>
          <table:covered-table-cell/>
        </table:table-row>
        <table:table-row>
          <table:covered-table-cell/>
          <table:table-cell table:style-name="Tableau14.A1" office:value-type="string">
            <text:p text:style-name="P107">Valider</text:p>
          </table:table-cell>
          <table:covered-table-cell/>
        </table:table-row>
        <table:table-row>
          <table:covered-table-cell/>
          <table:table-cell table:style-name="Tableau14.A1" office:value-type="string">
            <text:p text:style-name="P52">Voir le message de confirmation (et valider) </text:p>
          </table:table-cell>
          <table:covered-table-cell/>
        </table:table-row>
        <table:table-row>
          <table:table-cell table:style-name="Tableau14.A1" office:value-type="string">
            <text:p text:style-name="P57"><text:bookmark text:name="docs-internal-guid-812e7bad-7fff-4740-bd99-3f1212ecb341"/>Total du nombre d’actions du <text:span text:style-name="T26">s</text:span>cénario <text:span text:style-name="T26">2</text:span></text:p>
          </table:table-cell>
          <table:table-cell table:style-name="Tableau14.A1" table:number-columns-spanned="2" office:value-type="string">
            <text:p text:style-name="P95"/>
            <text:p text:style-name="P115">6</text:p>
          </table:table-cell>
          <table:covered-table-cell/>
        </table:table-row>
      </table:table>
      <text:p text:style-name="P46"/>
      <text:p text:style-name="P12">Scénario 3 - S’identifier/Créer un compte</text:p>
      <text:p text:style-name="P9"/>
      <text:p text:style-name="P11"/>
      <table:table table:name="Tableau15" table:style-name="Tableau15">
        <table:table-column table:style-name="Tableau15.A"/>
        <table:table-column table:style-name="Tableau15.B"/>
        <table:table-column table:style-name="Tableau15.C"/>
        <table:table-row>
          <table:table-cell table:style-name="Tableau15.A1" office:value-type="string">
            <text:p text:style-name="P121">Tâche</text:p>
          </table:table-cell>
          <table:table-cell table:style-name="Tableau15.A1" office:value-type="string">
            <text:p text:style-name="P121">Actions</text:p>
          </table:table-cell>
          <table:table-cell table:style-name="Tableau15.A1" office:value-type="string">
            <text:p text:style-name="P27">Nombre d’actions par tâche</text:p>
          </table:table-cell>
        </table:table-row>
        <table:table-row>
          <table:table-cell table:style-name="Tableau15.A1" table:number-rows-spanned="5" office:value-type="string">
            <text:p text:style-name="P52">Cliquer sur l’icône de connexion (et utiliser les pages de connexion/identification) </text:p>
            <text:p text:style-name="P52"/>
          </table:table-cell>
          <table:table-cell table:style-name="Tableau15.A1" office:value-type="string">
            <text:p text:style-name="P63">Voir l’icône </text:p>
          </table:table-cell>
          <table:table-cell table:style-name="Tableau15.A1" table:number-rows-spanned="5" office:value-type="string">
            <text:p text:style-name="P123">5</text:p>
          </table:table-cell>
        </table:table-row>
        <table:table-row>
          <table:covered-table-cell/>
          <table:table-cell table:style-name="Tableau15.A3" office:value-type="string">
            <text:p text:style-name="P55">Cliquer dessus </text:p>
          </table:table-cell>
          <table:covered-table-cell/>
        </table:table-row>
        <table:table-row>
          <table:covered-table-cell/>
          <table:table-cell table:style-name="Tableau15.A3" office:value-type="string">
            <text:p text:style-name="P59">Connexion/Identification </text:p>
            <text:p text:style-name="P59"/>
            <text:p text:style-name="P59"/>
          </table:table-cell>
          <table:covered-table-cell/>
        </table:table-row>
        <table:table-row>
          <table:covered-table-cell/>
          <table:table-cell table:style-name="Tableau15.A3" office:value-type="string">
            <text:p text:style-name="P59">Rentrer les informations </text:p>
            <text:p text:style-name="P59"/>
          </table:table-cell>
          <table:covered-table-cell/>
        </table:table-row>
        <table:table-row>
          <table:covered-table-cell/>
          <table:table-cell table:style-name="Tableau15.A3" office:value-type="string">
            <text:p text:style-name="P59">Valider </text:p>
          </table:table-cell>
          <table:covered-table-cell/>
        </table:table-row>
        <table:table-row>
          <table:table-cell table:style-name="Tableau15.A1" table:number-rows-spanned="4" office:value-type="string">
            <text:p text:style-name="P52">Voir si on est connecté au compte en temps réel </text:p>
            <text:p text:style-name="P52"/>
          </table:table-cell>
          <table:table-cell table:style-name="Tableau15.A1" office:value-type="string">
            <text:p text:style-name="P52">Cliquer sur “Acheter” sur le produit </text:p>
          </table:table-cell>
          <table:table-cell table:style-name="Tableau15.A1" table:number-rows-spanned="4" office:value-type="string">
            <text:p text:style-name="P115">4</text:p>
          </table:table-cell>
        </table:table-row>
        <table:table-row>
          <table:covered-table-cell/>
          <table:table-cell table:style-name="Tableau15.A1" office:value-type="string">
            <text:p text:style-name="P52">Rentrer les coordonnées bancaires </text:p>
          </table:table-cell>
          <table:covered-table-cell/>
        </table:table-row>
        <table:table-row>
          <table:covered-table-cell/>
          <table:table-cell table:style-name="Tableau15.A1" office:value-type="string">
            <text:p text:style-name="P107">Valider</text:p>
          </table:table-cell>
          <table:covered-table-cell/>
        </table:table-row>
        <table:table-row>
          <table:covered-table-cell/>
          <table:table-cell table:style-name="Tableau15.A1" office:value-type="string">
            <text:p text:style-name="P52">Voir le message de confirmation (et valider) </text:p>
          </table:table-cell>
          <table:covered-table-cell/>
        </table:table-row>
        <table:table-row>
          <table:table-cell table:style-name="Tableau15.A1" office:value-type="string">
            <text:p text:style-name="P57">Total du nombre d’actions du <text:span text:style-name="T26">s</text:span>cénario <text:span text:style-name="T26">3</text:span></text:p>
          </table:table-cell>
          <table:table-cell table:style-name="Tableau15.A1" table:number-columns-spanned="2" office:value-type="string">
            <text:p text:style-name="P95"/>
            <text:p text:style-name="P115">9</text:p>
          </table:table-cell>
          <table:covered-table-cell/>
        </table:table-row>
      </table:table>
      <text:p text:style-name="P46"/>
      <text:p text:style-name="P12">Scénario 4 - Cliquer sur un produit </text:p>
      <text:p text:style-name="P9"/>
      <text:p text:style-name="P11"/>
      <table:table table:name="Tableau16" table:style-name="Tableau16">
        <table:table-column table:style-name="Tableau16.A"/>
        <table:table-column table:style-name="Tableau16.B"/>
        <table:table-column table:style-name="Tableau16.C"/>
        <table:table-row>
          <table:table-cell table:style-name="Tableau16.A1" office:value-type="string">
            <text:p text:style-name="P121">Tâche</text:p>
          </table:table-cell>
          <table:table-cell table:style-name="Tableau16.A1" office:value-type="string">
            <text:p text:style-name="P121">Actions</text:p>
          </table:table-cell>
          <table:table-cell table:style-name="Tableau16.A1" office:value-type="string">
            <text:p text:style-name="P27">Nombre d’actions par tâche</text:p>
          </table:table-cell>
        </table:table-row>
        <text:soft-page-break/>
        <table:table-row>
          <table:table-cell table:style-name="Tableau16.A1" table:number-rows-spanned="3" office:value-type="string">
            <text:p text:style-name="P52">Cliquer sur l’image du produit </text:p>
          </table:table-cell>
          <table:table-cell table:style-name="Tableau16.A1" office:value-type="string">
            <text:p text:style-name="P63">Voir <text:span text:style-name="T24">tous les produits sur la page</text:span></text:p>
          </table:table-cell>
          <table:table-cell table:style-name="Tableau16.A1" table:number-rows-spanned="3" office:value-type="string">
            <text:p text:style-name="P115">3</text:p>
          </table:table-cell>
        </table:table-row>
        <table:table-row>
          <table:covered-table-cell/>
          <table:table-cell table:style-name="Tableau16.A1" office:value-type="string">
            <text:p text:style-name="P116">En choisir un</text:p>
          </table:table-cell>
          <table:covered-table-cell/>
        </table:table-row>
        <table:table-row>
          <table:covered-table-cell/>
          <table:table-cell table:style-name="Tableau16.A1" office:value-type="string">
            <text:p text:style-name="P116">Cliquer sur l’image</text:p>
          </table:table-cell>
          <table:covered-table-cell/>
        </table:table-row>
        <table:table-row>
          <table:table-cell table:style-name="Tableau16.A1" office:value-type="string">
            <text:p text:style-name="P98">Total du temps nécessaire pour exécuter le scénario <text:span text:style-name="T24">4</text:span></text:p>
          </table:table-cell>
          <table:table-cell table:style-name="Tableau16.A1" table:number-columns-spanned="2" office:value-type="string">
            <text:p text:style-name="P91"/>
            <text:p text:style-name="P115">3</text:p>
          </table:table-cell>
          <table:covered-table-cell/>
        </table:table-row>
      </table:table>
      <text:p text:style-name="P46"/>
      <text:p text:style-name="P12">Scénario 5 - Voir le panier</text:p>
      <text:p text:style-name="P7"><text:span text:style-name="T20"><text:line-break/></text:span></text:p>
      <table:table table:name="Tableau17" table:style-name="Tableau17">
        <table:table-column table:style-name="Tableau17.A"/>
        <table:table-column table:style-name="Tableau17.B"/>
        <table:table-column table:style-name="Tableau17.C"/>
        <table:table-row>
          <table:table-cell table:style-name="Tableau17.A1" office:value-type="string">
            <text:p text:style-name="P121">Tâche</text:p>
          </table:table-cell>
          <table:table-cell table:style-name="Tableau17.A1" office:value-type="string">
            <text:p text:style-name="P121">Actions</text:p>
          </table:table-cell>
          <table:table-cell table:style-name="Tableau17.A1" office:value-type="string">
            <text:p text:style-name="P27">Nombre d’actions par tâche</text:p>
          </table:table-cell>
        </table:table-row>
        <table:table-row>
          <table:table-cell table:style-name="Tableau17.A2" table:number-rows-spanned="7" office:value-type="string">
            <text:p text:style-name="P57"><text:span text:style-name="T22">Payer les produits du panier</text:span> </text:p>
          </table:table-cell>
          <table:table-cell table:style-name="Tableau17.A2" office:value-type="string">
            <text:p text:style-name="P48"/>
            <text:p text:style-name="P30">Voir l’icône du panier</text:p>
          </table:table-cell>
          <table:table-cell table:style-name="Tableau17.A2" table:number-rows-spanned="7" office:value-type="string">
            <text:p text:style-name="P8">2</text:p>
            <text:p text:style-name="P6"/>
            <text:p text:style-name="P6"/>
            <text:p text:style-name="P8">(+4)</text:p>
            <text:p text:style-name="P6"/>
            <text:p text:style-name="P6"/>
            <text:p text:style-name="P6"/>
            <text:p text:style-name="P6"><text:span text:style-name="T26">4</text:span><text:line-break/></text:p>
          </table:table-cell>
        </table:table-row>
        <table:table-row>
          <table:covered-table-cell/>
          <table:table-cell table:style-name="Tableau17.A2" office:value-type="string">
            <text:p text:style-name="P48"/>
            <text:p text:style-name="P30">Cliquer sur l’icône</text:p>
          </table:table-cell>
          <table:covered-table-cell/>
        </table:table-row>
        <table:table-row>
          <table:covered-table-cell/>
          <table:table-cell table:style-name="Tableau17.A2" office:value-type="string">
            <text:p text:style-name="P48"/>
            <text:p text:style-name="P30">(Se connecter ou pas)</text:p>
            <text:p text:style-name="P30"/>
          </table:table-cell>
          <table:covered-table-cell/>
        </table:table-row>
        <table:table-row>
          <table:covered-table-cell/>
          <table:table-cell table:style-name="Tableau17.A2" office:value-type="string">
            <text:p text:style-name="P32">Cliquer sur le panier</text:p>
            <text:p text:style-name="P32"/>
          </table:table-cell>
          <table:covered-table-cell/>
        </table:table-row>
        <table:table-row>
          <table:covered-table-cell/>
          <table:table-cell table:style-name="Tableau17.A2" office:value-type="string">
            <text:p text:style-name="P34">Cliquer sur payer</text:p>
            <text:p text:style-name="P30"/>
          </table:table-cell>
          <table:covered-table-cell/>
        </table:table-row>
        <table:table-row>
          <table:covered-table-cell/>
          <table:table-cell table:style-name="Tableau17.A2" office:value-type="string">
            <text:p text:style-name="P34">Cliquer sur valider le paiement</text:p>
            <text:p text:style-name="P30"/>
          </table:table-cell>
          <table:covered-table-cell/>
        </table:table-row>
        <table:table-row>
          <table:covered-table-cell/>
          <table:table-cell table:style-name="Tableau17.A2" office:value-type="string">
            <text:p text:style-name="P34">Cliquer sur Accueil</text:p>
          </table:table-cell>
          <table:covered-table-cell/>
        </table:table-row>
        <table:table-row>
          <table:table-cell table:style-name="Tableau17.A1" table:number-rows-spanned="3" office:value-type="string">
            <text:p text:style-name="P52">Cliquer sur le panier </text:p>
            <text:p text:style-name="P52"/>
          </table:table-cell>
          <table:table-cell table:style-name="Tableau17.A1" office:value-type="string">
            <text:p text:style-name="P63">Voir l’icône du panier </text:p>
          </table:table-cell>
          <table:table-cell table:style-name="Tableau17.A1" table:number-rows-spanned="3" office:value-type="string">
            <text:p text:style-name="P124">3</text:p>
            <text:p text:style-name="P105"/>
          </table:table-cell>
        </table:table-row>
        <table:table-row>
          <table:covered-table-cell/>
          <table:table-cell table:style-name="Tableau17.A1" office:value-type="string">
            <text:p text:style-name="P55">Déplacer le curseur </text:p>
          </table:table-cell>
          <table:covered-table-cell/>
        </table:table-row>
        <table:table-row>
          <table:covered-table-cell/>
          <table:table-cell table:style-name="Tableau17.A2" office:value-type="string">
            <text:p text:style-name="P55">Cliquer sur l’icône </text:p>
            <text:p text:style-name="P110"/>
          </table:table-cell>
          <table:covered-table-cell/>
        </table:table-row>
        <table:table-row>
          <table:table-cell table:style-name="Tableau17.A1" table:number-rows-spanned="3" office:value-type="string">
            <text:p text:style-name="P52">Consulter les produits du panier </text:p>
            <text:p text:style-name="P52"/>
          </table:table-cell>
          <table:table-cell table:style-name="Tableau17.A1" office:value-type="string">
            <text:p text:style-name="P52">Cliquer sur “Acheter” sur le produit </text:p>
          </table:table-cell>
          <table:table-cell table:style-name="Tableau17.A1" table:number-rows-spanned="3" office:value-type="string">
            <text:p text:style-name="P115">2</text:p>
            <text:p text:style-name="P115"/>
            <text:p text:style-name="P115"/>
            <text:p text:style-name="P115"><text:soft-page-break/>(+4)</text:p>
          </table:table-cell>
        </table:table-row>
        <table:table-row>
          <table:covered-table-cell/>
          <table:table-cell table:style-name="Tableau17.A1" office:value-type="string">
            <text:p text:style-name="P52">Cliquer sur l’icône </text:p>
          </table:table-cell>
          <table:covered-table-cell/>
        </table:table-row>
        <table:table-row>
          <table:covered-table-cell/>
          <table:table-cell table:style-name="Tableau17.A1" office:value-type="string">
            <text:p text:style-name="P52">(Se connecter ou pas) </text:p>
            <text:p text:style-name="P52"/>
          </table:table-cell>
          <table:covered-table-cell/>
        </table:table-row>
        <table:table-row>
          <table:table-cell table:style-name="Tableau17.A2" office:value-type="string">
            <text:p text:style-name="P100">Total du temps nécessaire pour exécuter le scénario <text:span text:style-name="T25">5</text:span></text:p>
          </table:table-cell>
          <table:table-cell table:style-name="Tableau17.A1" table:number-columns-spanned="2" office:value-type="string">
            <text:p text:style-name="P95"/>
            <text:p text:style-name="P115">11 ou (19)</text:p>
          </table:table-cell>
          <table:covered-table-cell/>
        </table:table-row>
      </table:table>
      <text:p text:style-name="P13"/>
      <text:p text:style-name="P13"><text:bookmark text:name="docs-internal-guid-5f391bb2-7fff-f8aa-f012-9878f0aef822"/>Scénario 1 - Recherche d’un produit</text:p>
      <table:table table:name="Tableau6" table:style-name="Tableau6">
        <table:table-column table:style-name="Tableau6.A"/>
        <table:table-column table:style-name="Tableau6.B"/>
        <table:table-column table:style-name="Tableau6.C"/>
        <table:table-row>
          <table:table-cell table:style-name="Tableau6.A1" office:value-type="string">
            <text:p text:style-name="P117">Tâche</text:p>
          </table:table-cell>
          <table:table-cell table:style-name="Tableau6.A1" office:value-type="string">
            <text:p text:style-name="P117">Actions</text:p>
          </table:table-cell>
          <table:table-cell table:style-name="Tableau6.A1" office:value-type="string">
            <text:p text:style-name="P117">Temps nécessaire</text:p>
          </table:table-cell>
        </table:table-row>
        <table:table-row>
          <table:table-cell table:style-name="Tableau6.A1" table:number-rows-spanned="4" office:value-type="string">
            <text:p text:style-name="P101">Saisir une marque </text:p>
          </table:table-cell>
          <table:table-cell table:style-name="Tableau6.A1" office:value-type="string">
            <text:p text:style-name="P101">Localiser la barre de recherche</text:p>
          </table:table-cell>
          <table:table-cell table:style-name="Tableau6.A1" table:number-rows-spanned="4" office:value-type="string">
            <text:p text:style-name="P102">1s</text:p>
            <text:p text:style-name="Table_20_Contents"/>
            <text:p text:style-name="P102">3s</text:p>
            <text:p text:style-name="Table_20_Contents"/>
            <text:p text:style-name="P102">1s</text:p>
            <text:p text:style-name="Table_20_Contents"/>
            <text:p text:style-name="P102">3s</text:p>
          </table:table-cell>
        </table:table-row>
        <table:table-row>
          <table:covered-table-cell/>
          <table:table-cell table:style-name="Tableau6.A1" office:value-type="string">
            <text:p text:style-name="P101">Taper la marque</text:p>
          </table:table-cell>
          <table:covered-table-cell/>
        </table:table-row>
        <table:table-row>
          <table:covered-table-cell/>
          <table:table-cell table:style-name="Tableau6.A1" office:value-type="string">
            <text:p text:style-name="P101">Valider la recherche </text:p>
          </table:table-cell>
          <table:covered-table-cell/>
        </table:table-row>
        <table:table-row>
          <table:covered-table-cell/>
          <table:table-cell table:style-name="Tableau6.A1" office:value-type="string">
            <text:p text:style-name="P101">Vérifier que la recherche corresponde à ce qui a été tapé</text:p>
          </table:table-cell>
          <table:covered-table-cell/>
        </table:table-row>
        <table:table-row>
          <table:table-cell table:style-name="Tableau6.A1" table:number-rows-spanned="4" office:value-type="string">
            <text:p text:style-name="P101">Saisir une taille de vêtement </text:p>
          </table:table-cell>
          <table:table-cell table:style-name="Tableau6.A1" office:value-type="string">
            <text:p text:style-name="P101">Localiser la barre de recherche</text:p>
          </table:table-cell>
          <table:table-cell table:style-name="Tableau6.A1" table:number-rows-spanned="4" office:value-type="string">
            <text:p text:style-name="P102">1s</text:p>
            <text:p text:style-name="Table_20_Contents"/>
            <text:p text:style-name="P102">3s</text:p>
            <text:p text:style-name="Table_20_Contents"/>
            <text:p text:style-name="P102">1s</text:p>
            <text:p text:style-name="Table_20_Contents"/>
            <text:p text:style-name="P102">3s</text:p>
          </table:table-cell>
        </table:table-row>
        <table:table-row>
          <table:covered-table-cell/>
          <table:table-cell table:style-name="Tableau6.A1" office:value-type="string">
            <text:p text:style-name="P101">Taper la taille</text:p>
          </table:table-cell>
          <table:covered-table-cell/>
        </table:table-row>
        <table:table-row>
          <table:covered-table-cell/>
          <table:table-cell table:style-name="Tableau6.A1" office:value-type="string">
            <text:p text:style-name="P101">Valider la recherche </text:p>
          </table:table-cell>
          <table:covered-table-cell/>
        </table:table-row>
        <table:table-row>
          <table:covered-table-cell/>
          <table:table-cell table:style-name="Tableau6.A1" office:value-type="string">
            <text:p text:style-name="P101">Vérifier que la recherche corresponde à ce qui a été tapé</text:p>
          </table:table-cell>
          <table:covered-table-cell/>
        </table:table-row>
        <table:table-row>
          <table:table-cell table:style-name="Tableau6.A1" table:number-rows-spanned="4" office:value-type="string">
            <text:p text:style-name="P101">Saisir un prix</text:p>
          </table:table-cell>
          <table:table-cell table:style-name="Tableau6.A1" office:value-type="string">
            <text:p text:style-name="P101">Localiser la barre de recherche</text:p>
          </table:table-cell>
          <table:table-cell table:style-name="Tableau6.A1" table:number-rows-spanned="4" office:value-type="string">
            <text:p text:style-name="P102">1s</text:p>
            <text:p text:style-name="Table_20_Contents"/>
            <text:p text:style-name="P102">3s</text:p>
            <text:p text:style-name="Table_20_Contents"/>
            <text:p text:style-name="P102">1s</text:p>
            <text:p text:style-name="Table_20_Contents"/>
            <text:p text:style-name="P102">3s</text:p>
          </table:table-cell>
        </table:table-row>
        <table:table-row>
          <table:covered-table-cell/>
          <table:table-cell table:style-name="Tableau6.A1" office:value-type="string">
            <text:p text:style-name="P101">Taper la marque</text:p>
          </table:table-cell>
          <table:covered-table-cell/>
        </table:table-row>
        <table:table-row>
          <table:covered-table-cell/>
          <table:table-cell table:style-name="Tableau6.A1" office:value-type="string">
            <text:p text:style-name="P101">Valider la recherche </text:p>
          </table:table-cell>
          <table:covered-table-cell/>
        </table:table-row>
        <table:table-row>
          <table:covered-table-cell/>
          <table:table-cell table:style-name="Tableau6.A1" office:value-type="string">
            <text:p text:style-name="P101">Vérifier que la recherche corresponde à ce qui a été tapé</text:p>
          </table:table-cell>
          <table:covered-table-cell/>
        </table:table-row>
        <table:table-row>
          <table:table-cell table:style-name="Tableau6.A1" office:value-type="string">
            <text:p text:style-name="P96">Total du temps nécessaire pour exécuter le scénario 1</text:p>
          </table:table-cell>
          <table:table-cell table:style-name="Tableau6.A1" table:number-columns-spanned="2" office:value-type="string">
            <text:p text:style-name="Table_20_Contents"/>
            <text:p text:style-name="P102">24s</text:p>
          </table:table-cell>
          <table:covered-table-cell/>
        </table:table-row>
      </table:table>
      <text:p text:style-name="Text_20_body"/>
      <text:p text:style-name="P12">Scénario 2 - Payer un produit</text:p>
      <text:p text:style-name="P9"/>
      <text:p text:style-name="P10"><text:soft-page-break/></text:p>
      <table:table table:name="Tableau7" table:style-name="Tableau7">
        <table:table-column table:style-name="Tableau7.A"/>
        <table:table-column table:style-name="Tableau7.B"/>
        <table:table-column table:style-name="Tableau7.C"/>
        <table:table-row>
          <table:table-cell table:style-name="Tableau7.A1" office:value-type="string">
            <text:p text:style-name="P118">Tâche</text:p>
          </table:table-cell>
          <table:table-cell table:style-name="Tableau7.A1" office:value-type="string">
            <text:p text:style-name="P118">Actions</text:p>
          </table:table-cell>
          <table:table-cell table:style-name="Tableau7.A1" office:value-type="string">
            <text:p text:style-name="P118">Temps nécessaire</text:p>
          </table:table-cell>
        </table:table-row>
        <table:table-row>
          <table:table-cell table:style-name="Tableau7.A1" table:number-rows-spanned="2" office:value-type="string">
            <text:p text:style-name="P49"><text:bookmark text:name="docs-internal-guid-85b21f8a-7fff-6d6e-5340-8b658fddc590"/>Cliquer sur un bouton pour acheter le produit </text:p>
            <text:p text:style-name="P106"/>
          </table:table-cell>
          <table:table-cell table:style-name="Tableau7.A1" office:value-type="string">
            <text:p text:style-name="P28">Voir le bouton “Acheter”</text:p>
          </table:table-cell>
          <table:table-cell table:style-name="Tableau7.A1" table:number-rows-spanned="2" office:value-type="string">
            <text:p text:style-name="P103">1s</text:p>
            <text:p text:style-name="P79"/>
            <text:p text:style-name="P86"/>
            <text:p text:style-name="P103">1s</text:p>
            <text:p text:style-name="P86"/>
            <text:p text:style-name="P103"/>
          </table:table-cell>
        </table:table-row>
        <table:table-row>
          <table:covered-table-cell/>
          <table:table-cell table:style-name="Tableau7.A1" office:value-type="string">
            <text:p text:style-name="P108">Cliquer sur le bouton «Acheter»</text:p>
          </table:table-cell>
          <table:covered-table-cell/>
        </table:table-row>
        <table:table-row>
          <table:table-cell table:style-name="Tableau7.A1" table:number-rows-spanned="4" office:value-type="string">
            <text:p text:style-name="P49"><text:bookmark text:name="docs-internal-guid-586b6add-7fff-390e-b8b6-56a38f14a3cc"/>Payer par carte bancaire </text:p>
            <text:p text:style-name="P106"/>
          </table:table-cell>
          <table:table-cell table:style-name="Tableau7.A1" office:value-type="string">
            <text:p text:style-name="P49"><text:bookmark text:name="docs-internal-guid-54cdb8d3-7fff-e5a9-fecd-38d509beae0d"/>Cliquer sur “Acheter” sur le produit </text:p>
          </table:table-cell>
          <table:table-cell table:style-name="Tableau7.A1" table:number-rows-spanned="4" office:value-type="string">
            <text:p text:style-name="P103">1s</text:p>
            <text:p text:style-name="P86"/>
            <text:p text:style-name="P103">3<text:span text:style-name="T23">0</text:span>s</text:p>
            <text:p text:style-name="P86"/>
            <text:p text:style-name="P103">1s</text:p>
            <text:p text:style-name="P86"/>
            <text:p text:style-name="P103"><text:span text:style-name="T23">2</text:span>s</text:p>
          </table:table-cell>
        </table:table-row>
        <table:table-row>
          <table:covered-table-cell/>
          <table:table-cell table:style-name="Tableau7.A1" office:value-type="string">
            <text:p text:style-name="P49"><text:bookmark text:name="docs-internal-guid-fbfc9bed-7fff-fbb7-675f-eeeb5ffc0857"/>Rentrer les coordonnées bancaires </text:p>
          </table:table-cell>
          <table:covered-table-cell/>
        </table:table-row>
        <table:table-row>
          <table:covered-table-cell/>
          <table:table-cell table:style-name="Tableau7.A1" office:value-type="string">
            <text:p text:style-name="P106">Valider</text:p>
          </table:table-cell>
          <table:covered-table-cell/>
        </table:table-row>
        <table:table-row>
          <table:covered-table-cell/>
          <table:table-cell table:style-name="Tableau7.A1" office:value-type="string">
            <text:p text:style-name="P49"><text:bookmark text:name="docs-internal-guid-ca0e4513-7fff-2188-33ae-0deb5415c0e8"/>Voir le message de confirmation (et valider) </text:p>
          </table:table-cell>
          <table:covered-table-cell/>
        </table:table-row>
        <table:table-row>
          <table:table-cell table:style-name="Tableau7.A1" office:value-type="string">
            <text:p text:style-name="P97">Total du temps nécessaire pour exécuter le scénario <text:span text:style-name="T23">2</text:span></text:p>
          </table:table-cell>
          <table:table-cell table:style-name="Tableau7.A1" table:number-columns-spanned="2" office:value-type="string">
            <text:p text:style-name="P86"/>
            <text:p text:style-name="P103"><text:span text:style-name="T23">36</text:span>s</text:p>
          </table:table-cell>
          <table:covered-table-cell/>
        </table:table-row>
      </table:table>
      <text:p text:style-name="P45"/>
      <text:p text:style-name="P12">Scénario 3 - S’identifier/Créer un compte</text:p>
      <text:p text:style-name="P9"/>
      <text:p text:style-name="P10"/>
      <table:table table:name="Tableau8" table:style-name="Tableau8">
        <table:table-column table:style-name="Tableau8.A"/>
        <table:table-column table:style-name="Tableau8.B"/>
        <table:table-column table:style-name="Tableau8.C"/>
        <table:table-row>
          <table:table-cell table:style-name="Tableau8.A1" office:value-type="string">
            <text:p text:style-name="P118">Tâche</text:p>
          </table:table-cell>
          <table:table-cell table:style-name="Tableau8.A1" office:value-type="string">
            <text:p text:style-name="P118">Actions</text:p>
          </table:table-cell>
          <table:table-cell table:style-name="Tableau8.A1" office:value-type="string">
            <text:p text:style-name="P118">Temps nécessaire</text:p>
          </table:table-cell>
        </table:table-row>
        <table:table-row>
          <table:table-cell table:style-name="Tableau8.A1" table:number-rows-spanned="5" office:value-type="string">
            <text:p text:style-name="P49"><text:bookmark text:name="docs-internal-guid-99b54645-7fff-3a4d-59ef-f3009878d60c"/>Cliquer sur l’icône de connexion (et utiliser les pages de connexion/identification) </text:p>
            <text:p text:style-name="P49"/>
          </table:table-cell>
          <table:table-cell table:style-name="Tableau8.A1" office:value-type="string">
            <text:p text:style-name="P60"><text:bookmark text:name="docs-internal-guid-fda8957e-7fff-5ebe-68ee-3df7efe63d61"/>Voir l’icône </text:p>
          </table:table-cell>
          <table:table-cell table:style-name="Tableau8.A1" table:number-rows-spanned="5" office:value-type="string">
            <text:p text:style-name="P113">1s</text:p>
            <text:p text:style-name="P111"/>
            <text:p text:style-name="P111">1s</text:p>
            <text:p text:style-name="P88"/>
            <text:p text:style-name="P88">2s</text:p>
            <text:p text:style-name="P88"/>
            <text:p text:style-name="P88">1min</text:p>
            <text:p text:style-name="P88"/>
            <text:p text:style-name="P88">1s</text:p>
          </table:table-cell>
        </table:table-row>
        <table:table-row>
          <table:covered-table-cell/>
          <table:table-cell table:style-name="Tableau8.A3" office:value-type="string">
            <text:p text:style-name="P53">Cliquer dessus </text:p>
          </table:table-cell>
          <table:covered-table-cell/>
        </table:table-row>
        <table:table-row>
          <table:covered-table-cell/>
          <table:table-cell table:style-name="Tableau8.A3" office:value-type="string">
            <text:p text:style-name="P58"><text:bookmark text:name="docs-internal-guid-affd6fd0-7fff-8f6f-ce62-d934cd1faff4"/>Connexion/Identification </text:p>
            <text:p text:style-name="P58"/>
            <text:p text:style-name="P58"/>
          </table:table-cell>
          <table:covered-table-cell/>
        </table:table-row>
        <table:table-row>
          <table:covered-table-cell/>
          <table:table-cell table:style-name="Tableau8.A3" office:value-type="string">
            <text:p text:style-name="P58"><text:bookmark text:name="docs-internal-guid-71cb21b0-7fff-d549-0d58-c8eadb11d1c2"/>Rentrer les informations </text:p>
            <text:p text:style-name="P58"/>
          </table:table-cell>
          <table:covered-table-cell/>
        </table:table-row>
        <table:table-row>
          <table:covered-table-cell/>
          <table:table-cell table:style-name="Tableau8.A3" office:value-type="string">
            <text:p text:style-name="P58"><text:bookmark text:name="docs-internal-guid-425967d5-7fff-e752-3e86-adc0fec85137"/>Valider </text:p>
          </table:table-cell>
          <table:covered-table-cell/>
        </table:table-row>
        <table:table-row>
          <table:table-cell table:style-name="Tableau8.A1" table:number-rows-spanned="4" office:value-type="string">
            <text:p text:style-name="P49"><text:bookmark text:name="docs-internal-guid-e201e209-7fff-4a09-b68e-f6cae503bf53"/>Voir si on est connecté au compte en temps réel </text:p>
            <text:p text:style-name="P49"><text:soft-page-break/></text:p>
          </table:table-cell>
          <table:table-cell table:style-name="Tableau8.A1" office:value-type="string">
            <text:p text:style-name="P49"><text:bookmark text:name="docs-internal-guid-54cdb8d3-7fff-e5a9-fecd-38d509beae0d1"/>Cliquer sur “Acheter” sur le produit </text:p>
          </table:table-cell>
          <table:table-cell table:style-name="Tableau8.A1" table:number-rows-spanned="4" office:value-type="string">
            <text:p text:style-name="P103">1s</text:p>
            <text:p text:style-name="P86"><text:soft-page-break/></text:p>
            <text:p text:style-name="P103">3<text:span text:style-name="T23">0</text:span>s</text:p>
            <text:p text:style-name="P86"/>
            <text:p text:style-name="P103">1s</text:p>
            <text:p text:style-name="P86"/>
            <text:p text:style-name="P103"><text:span text:style-name="T23">2</text:span>s</text:p>
          </table:table-cell>
        </table:table-row>
        <table:table-row>
          <table:covered-table-cell/>
          <table:table-cell table:style-name="Tableau8.A1" office:value-type="string">
            <text:p text:style-name="P49"><text:bookmark text:name="docs-internal-guid-fbfc9bed-7fff-fbb7-675f-eeeb5ffc08571"/>Rentrer les coordonnées bancaires </text:p>
          </table:table-cell>
          <table:covered-table-cell/>
        </table:table-row>
        <table:table-row>
          <table:covered-table-cell/>
          <table:table-cell table:style-name="Tableau8.A1" office:value-type="string">
            <text:p text:style-name="P106">Valider</text:p>
          </table:table-cell>
          <table:covered-table-cell/>
        </table:table-row>
        <table:table-row>
          <table:covered-table-cell/>
          <table:table-cell table:style-name="Tableau8.A1" office:value-type="string">
            <text:p text:style-name="P49"><text:bookmark text:name="docs-internal-guid-ca0e4513-7fff-2188-33ae-0deb5415c0e82"/>Voir le message de confirmation (et valider) </text:p>
          </table:table-cell>
          <table:covered-table-cell/>
        </table:table-row>
        <table:table-row>
          <table:table-cell table:style-name="Tableau8.A1" office:value-type="string">
            <text:p text:style-name="P97">Total du temps nécessaire pour exécuter le scénario <text:span text:style-name="T24">3</text:span></text:p>
          </table:table-cell>
          <table:table-cell table:style-name="Tableau8.A1" table:number-columns-spanned="2" office:value-type="string">
            <text:p text:style-name="P86"/>
            <text:p text:style-name="P103"><text:span text:style-name="T24">1min6</text:span>s</text:p>
          </table:table-cell>
          <table:covered-table-cell/>
        </table:table-row>
      </table:table>
      <text:p text:style-name="P45"/>
      <text:p text:style-name="P9"/>
      <text:p text:style-name="P12">Scénario 4 - Cliquer sur un produit</text:p>
      <text:p text:style-name="P12"/>
      <table:table table:name="Tableau9" table:style-name="Tableau9">
        <table:table-column table:style-name="Tableau9.A"/>
        <table:table-column table:style-name="Tableau9.B"/>
        <table:table-column table:style-name="Tableau9.C"/>
        <table:table-row>
          <table:table-cell table:style-name="Tableau9.A1" office:value-type="string">
            <text:p text:style-name="P119">Tâche</text:p>
          </table:table-cell>
          <table:table-cell table:style-name="Tableau9.A1" office:value-type="string">
            <text:p text:style-name="P119">Actions</text:p>
          </table:table-cell>
          <table:table-cell table:style-name="Tableau9.A1" office:value-type="string">
            <text:p text:style-name="P119">Temps nécessaire</text:p>
          </table:table-cell>
        </table:table-row>
      </table:table>
      <table:table table:name="Tableau11" table:style-name="Tableau11">
        <table:table-column table:style-name="Tableau11.A"/>
        <table:table-column table:style-name="Tableau11.B"/>
        <table:table-column table:style-name="Tableau11.C"/>
        <table:table-row>
          <table:table-cell table:style-name="Tableau11.A1" table:number-rows-spanned="3" office:value-type="string">
            <text:p text:style-name="P50"><text:bookmark text:name="docs-internal-guid-63b04b68-7fff-5a63-7c88-50f7b58bfc4f"/>Cliquer sur l’image du produit </text:p>
            <text:p text:style-name="P50"/>
          </table:table-cell>
          <table:table-cell table:style-name="Tableau11.B1" office:value-type="string">
            <text:p text:style-name="P61">Voir <text:span text:style-name="T24">tous les produits sur la page</text:span></text:p>
          </table:table-cell>
          <table:table-cell table:style-name="Tableau11.C1" table:number-rows-spanned="3" office:value-type="string">
            <text:p text:style-name="P122">10s</text:p>
            <text:p text:style-name="P122">5s</text:p>
            <text:p text:style-name="P122">2s</text:p>
          </table:table-cell>
        </table:table-row>
        <table:table-row>
          <table:covered-table-cell/>
          <table:table-cell table:style-name="Tableau11.B2" office:value-type="string">
            <text:p text:style-name="P64">En choisir un</text:p>
          </table:table-cell>
          <table:covered-table-cell/>
        </table:table-row>
        <table:table-row>
          <table:covered-table-cell/>
          <table:table-cell table:style-name="Tableau11.B2" office:value-type="string">
            <text:p text:style-name="P64">Cliquer sur l’image</text:p>
          </table:table-cell>
          <table:covered-table-cell/>
        </table:table-row>
      </table:table>
      <table:table table:name="Tableau12" table:style-name="Tableau12">
        <table:table-column table:style-name="Tableau12.A"/>
        <table:table-column table:style-name="Tableau12.B"/>
        <table:table-row>
          <table:table-cell table:style-name="Tableau12.A1" office:value-type="string">
            <text:p text:style-name="P98">Total du temps nécessaire pour exécuter le scénario <text:span text:style-name="T24">4</text:span></text:p>
          </table:table-cell>
          <table:table-cell table:style-name="Tableau12.A1" office:value-type="string">
            <text:p text:style-name="P91"/>
            <text:p text:style-name="P113">17s</text:p>
          </table:table-cell>
        </table:table-row>
      </table:table>
      <text:p text:style-name="P4"><text:span text:style-name="T20"><text:line-break/></text:span></text:p>
      <text:h text:style-name="Heading_20_2" text:outline-level="2">Scénario 5 - Voir le panier</text:h>
      <text:p text:style-name="P41"/>
      <table:table table:name="Tableau10" table:style-name="Tableau10">
        <table:table-column table:style-name="Tableau10.A"/>
        <table:table-column table:style-name="Tableau10.B"/>
        <table:table-column table:style-name="Tableau10.C"/>
        <table:table-row>
          <table:table-cell table:style-name="Tableau10.A1" office:value-type="string">
            <text:p text:style-name="P120">Tâche</text:p>
          </table:table-cell>
          <table:table-cell table:style-name="Tableau10.A1" office:value-type="string">
            <text:p text:style-name="P120">Actions</text:p>
          </table:table-cell>
          <table:table-cell table:style-name="Tableau10.A1" office:value-type="string">
            <text:p text:style-name="P120">Temps nécessaire</text:p>
          </table:table-cell>
        </table:table-row>
        <table:table-row>
          <table:table-cell table:style-name="Tableau10.A2" table:number-rows-spanned="7" office:value-type="string">
            <text:p text:style-name="P56"><text:span text:style-name="T22">Payer les produits du panier</text:span> </text:p>
          </table:table-cell>
          <table:table-cell table:style-name="Tableau10.A2" office:value-type="string">
            <text:p text:style-name="P47"><text:bookmark text:name="docs-internal-guid-a10ef9d8-7fff-c25a-2b8e-3371b12b460e"/></text:p>
            <text:p text:style-name="P28">Voir l’icône du panier</text:p>
          </table:table-cell>
          <table:table-cell table:style-name="Tableau10.A2" table:number-rows-spanned="7" office:value-type="string">
            <text:p text:style-name="P16">1s</text:p>
            <text:p text:style-name="P5"/>
            <text:p text:style-name="P15"/>
            <text:p text:style-name="P15">1s</text:p>
            <text:p text:style-name="P2"><text:line-break/></text:p>
            <text:p text:style-name="P15">(1min6s)</text:p>
            <text:p text:style-name="P5"><text:soft-page-break/></text:p>
            <text:p text:style-name="P15">1s</text:p>
            <text:p text:style-name="P5"/>
            <text:p text:style-name="P15">1s</text:p>
            <text:p text:style-name="P5"/>
            <text:p text:style-name="P15">1s</text:p>
            <text:p text:style-name="P5"/>
            <text:p text:style-name="P15">1s</text:p>
            <text:p text:style-name="P5"><text:line-break/></text:p>
          </table:table-cell>
        </table:table-row>
        <table:table-row>
          <table:covered-table-cell/>
          <table:table-cell table:style-name="Tableau10.A2" office:value-type="string">
            <text:p text:style-name="P47"><text:bookmark text:name="docs-internal-guid-d065b1e4-7fff-d3c4-35b8-3039d4551c91"/></text:p>
            <text:p text:style-name="P28">Cliquer sur l’icône</text:p>
          </table:table-cell>
          <table:covered-table-cell/>
        </table:table-row>
        <table:table-row>
          <table:covered-table-cell/>
          <table:table-cell table:style-name="Tableau10.A2" office:value-type="string">
            <text:p text:style-name="P47"><text:bookmark text:name="docs-internal-guid-0f5600c9-7fff-dee4-b539-821d4646cc15"/></text:p>
            <text:p text:style-name="P28">(Se connecter ou pas)</text:p>
            <text:p text:style-name="P28"/>
          </table:table-cell>
          <table:covered-table-cell/>
        </table:table-row>
        <table:table-row>
          <table:covered-table-cell/>
          <table:table-cell table:style-name="Tableau10.A2" office:value-type="string">
            <text:p text:style-name="P31">Cliquer sur le panier</text:p>
            <text:p text:style-name="P31"/>
          </table:table-cell>
          <table:covered-table-cell/>
        </table:table-row>
        <table:table-row>
          <table:covered-table-cell/>
          <table:table-cell table:style-name="Tableau10.A2" office:value-type="string">
            <text:p text:style-name="P33">Cliquer sur payer</text:p>
            <text:p text:style-name="P29"/>
          </table:table-cell>
          <table:covered-table-cell/>
        </table:table-row>
        <table:table-row>
          <table:covered-table-cell/>
          <table:table-cell table:style-name="Tableau10.A2" office:value-type="string">
            <text:p text:style-name="P33">Cliquer sur valider le paiement</text:p>
            <text:p text:style-name="P29"/>
          </table:table-cell>
          <table:covered-table-cell/>
        </table:table-row>
        <table:table-row>
          <table:covered-table-cell/>
          <table:table-cell table:style-name="Tableau10.A2" office:value-type="string">
            <text:p text:style-name="P33">Cliquer sur Accueil</text:p>
          </table:table-cell>
          <table:covered-table-cell/>
        </table:table-row>
        <table:table-row>
          <table:table-cell table:style-name="Tableau10.A1" table:number-rows-spanned="3" office:value-type="string">
            <text:p text:style-name="P51"><text:bookmark text:name="docs-internal-guid-dd7760a5-7fff-597f-2269-123f3075dedb"/>Cliquer sur le panier </text:p>
            <text:p text:style-name="P51"/>
          </table:table-cell>
          <table:table-cell table:style-name="Tableau10.A1" office:value-type="string">
            <text:p text:style-name="P62"><text:bookmark text:name="docs-internal-guid-ac52f3a8-7fff-9aa4-0368-7b6756fa370f"/>Voir l’icône du panier </text:p>
          </table:table-cell>
          <table:table-cell table:style-name="Tableau10.A1" table:number-rows-spanned="3" office:value-type="string">
            <text:p text:style-name="P104">1s</text:p>
            <text:p text:style-name="P104"/>
            <text:p text:style-name="P104">1s</text:p>
            <text:p text:style-name="P80"/>
            <text:p text:style-name="P93"/>
            <text:p text:style-name="P104">1s</text:p>
            <text:p text:style-name="P92"/>
            <text:p text:style-name="P104"/>
          </table:table-cell>
        </table:table-row>
        <table:table-row>
          <table:covered-table-cell/>
          <table:table-cell table:style-name="Tableau10.A1" office:value-type="string">
            <text:p text:style-name="P54"><text:bookmark text:name="docs-internal-guid-082ccfaa-7fff-adbc-632a-cdfcbbeb3a0b"/>Déplacer le curseur </text:p>
          </table:table-cell>
          <table:covered-table-cell/>
        </table:table-row>
        <table:table-row>
          <table:covered-table-cell/>
          <table:table-cell table:style-name="Tableau10.A2" office:value-type="string">
            <text:p text:style-name="P54"><text:bookmark text:name="docs-internal-guid-7dae9573-7fff-c448-1ac1-fa4ec1469777"/>Cliquer sur l’icône </text:p>
            <text:p text:style-name="P109"/>
          </table:table-cell>
          <table:covered-table-cell/>
        </table:table-row>
        <table:table-row>
          <table:table-cell table:style-name="Tableau10.A1" table:number-rows-spanned="3" office:value-type="string">
            <text:p text:style-name="P51"><text:bookmark text:name="docs-internal-guid-850d5422-7fff-67df-cc3b-9439e2bd59da"/>Consulter les produits du panier </text:p>
            <text:p text:style-name="P51"/>
          </table:table-cell>
          <table:table-cell table:style-name="Tableau10.A1" office:value-type="string">
            <text:p text:style-name="P51">Cliquer sur “Acheter” sur le produit </text:p>
          </table:table-cell>
          <table:table-cell table:style-name="Tableau10.A1" table:number-rows-spanned="3" office:value-type="string">
            <text:p text:style-name="P104">1s</text:p>
            <text:p text:style-name="P92"/>
            <text:p text:style-name="P104">1s</text:p>
            <text:p text:style-name="P92"/>
            <text:p text:style-name="P104"><text:span text:style-name="T25">(1min6</text:span>s<text:span text:style-name="T25">)</text:span></text:p>
          </table:table-cell>
        </table:table-row>
        <table:table-row>
          <table:covered-table-cell/>
          <table:table-cell table:style-name="Tableau10.A1" office:value-type="string">
            <text:p text:style-name="P51"><text:bookmark text:name="docs-internal-guid-e962b923-7fff-8c72-c9a7-58e30db50a42"/>Cliquer sur l’icône </text:p>
          </table:table-cell>
          <table:covered-table-cell/>
        </table:table-row>
        <table:table-row>
          <table:covered-table-cell/>
          <table:table-cell table:style-name="Tableau10.A1" office:value-type="string">
            <text:p text:style-name="P51"><text:bookmark text:name="docs-internal-guid-667102ff-7fff-58f4-e3ba-4a1244d072f3"/>(Se connecter ou pas) </text:p>
            <text:p text:style-name="P51"/>
          </table:table-cell>
          <table:covered-table-cell/>
        </table:table-row>
        <table:table-row>
          <table:table-cell table:style-name="Tableau10.A2" office:value-type="string">
            <text:p text:style-name="P99">Total du temps nécessaire pour exécuter le scénario <text:span text:style-name="T25">5</text:span></text:p>
          </table:table-cell>
          <table:table-cell table:style-name="Tableau10.A1" table:number-columns-spanned="2" office:value-type="string">
            <text:p text:style-name="P92"/>
            <text:p text:style-name="P104"><text:span text:style-name="T25">13</text:span>s <text:span text:style-name="T25">ou (2min25s)</text:span></text:p>
          </table:table-cell>
          <table:covered-table-cell/>
        </table:table-row>
      </table:table>
      <text:list xml:id="list151956634544425" text:continue-numbering="true" text:style-name="WWNum2">
        <text:list-item>
          <text:list>
            <text:list-header>
              <text:h text:style-name="P76" text:outline-level="2"/>
            </text:list-header>
            <text:list-item>
              <text:h text:style-name="P76" text:outline-level="2"><text:bookmark text:name="_Toc23750142"/>Résultats de l’estimation prédictive du critère « Effectiveness » pour le prototype de l’application pour un utilisateur vendeur</text:h>
            </text:list-item>
          </text:list>
        </text:list-item>
      </text:list>
      <text:p text:style-name="Standard"/>
      <text:p text:style-name="P12"><text:bookmark text:name="docs-internal-guid-0e720e55-7fff-fa68-89a6-f7771fb447b8"/>Scénario 1 - Vendre un produit</text:p>
      <text:p text:style-name="Text_20_body"/>
      <text:p text:style-name="P25"><text:span text:style-name="T11">Je souhaite vendre un produit.<text:line-break/>Je clique sur le bouton Vendre. Je me connecte et je sélectionne ensuite ce que je veux mettre pour mon article (photo, type, état,...) puis je valide.  </text:span></text:p>
      <text:p text:style-name="Text_20_body"/>
      <text:p text:style-name="P12">Scénario 2 - S’identifier/Créer un compte</text:p>
      <text:p text:style-name="Text_20_body"><text:soft-page-break/></text:p>
      <text:p text:style-name="P18">Je cherche à m’identifier/créer un compte.</text:p>
      <text:p text:style-name="P18">J’aperçois un logo de connexion de compte et je clique dessus.</text:p>
      <text:p text:style-name="P18">Si je ne suis pas connecté, j’arrive sur une page qui permet de m’identifier ou de me connecter puis je rentre les données demandées (de connexion ou d’identification). Quand j’appuie sur “Valider” à la fin de cette étape, je suis maintenant connecté.</text:p>
      <text:p text:style-name="P18">(Si je suis déjà connecté, si je clique sur le logo, j’arrive sur une page qui me propose de me déconnecter et si je clique sur “Non” je reste connecter sinon si j’appuie sur “Oui” je me déconnecte).</text:p>
      <text:p text:style-name="Text_20_body"/>
      <text:p text:style-name="P12">Scénario 3 - Suivre la vente d’un produit</text:p>
      <text:p text:style-name="Text_20_body"/>
      <text:p text:style-name="P18">Je souhaite suivre la vente d’un produit.</text:p>
      <text:p text:style-name="P18">Je clique sur le bouton Mes Ventes (si je ne suis pas connecté je me connecte) et je vois mes ventes.</text:p>
      <text:p text:style-name="Text_20_body"><text:line-break/></text:p>
      <text:list xml:id="list151956907159663" text:continue-numbering="true" text:style-name="WWNum2">
        <text:list-item>
          <text:list>
            <text:list-item>
              <text:h text:style-name="P75" text:outline-level="2"><text:bookmark text:name="_Toc23750143"/>Résultats de l’estimation prédictive du critère « Efficiency » pour le prototype de l’application pour un utilisateur vendeur</text:h>
            </text:list-item>
          </text:list>
        </text:list-item>
      </text:list>
      <text:p text:style-name="Standard"/>
      <text:p text:style-name="Standard"/>
      <text:list xml:id="list151955397708002" text:continue-numbering="true" text:style-name="WWNum2">
        <text:list-item>
          <text:h text:style-name="P70" text:outline-level="1"><text:bookmark text:name="_Toc23750144"/>Analyse de résultats et proposition de modifications</text:h>
        </text:list-item>
      </text:list>
      <text:p text:style-name="Standard">Expliquer dans quelle mesure les critères d’utilisabilité des prototypes moyenne-fidélité ont été remplis (pourcentage des tâches couvertes, liste des tâches non couvertes).</text:p>
      <text:p text:style-name="Standard">Proposer une liste de pistes d’améliorations pour le prototype haute-fidélité</text:p>
      <text:p text:style-name="Standard"><text:span text:style-name="T17">Optionnel - 3 points bonus</text:span> - Ajouter des photos et/ou captures d’écrans d’une nouvelle version du proto BF ou M<text:bookmark text:name="_GoBack"/>F qui prend en compte les pistes d’amélioration</text:p>
      <text:list xml:id="list151955487615834" text:continue-numbering="true" text:style-name="WWNum2">
        <text:list-item>
          <text:h text:style-name="P67" text:outline-level="1"><text:bookmark text:name="_Toc23750145"/>Conclusion</text:h>
        </text:list-item>
      </text:list>
      <text:p text:style-name="Standard"/>
      <text:p text:style-name="Standard">Résumé synthétique des points forts de l’application en termes d’efficacité et d’efficience.</text:p>
      <text:p text:style-name="P44">Résumé synthétique des points à améliorer et des modifications à envisa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2" svg:font-family="Calibri, sans-serif"/>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1" svg:font-family="Calibri" style:font-family-generic="swiss" style:font-pitch="variable"/>
    <style:font-face style:name="F" svg:font-family="" style:font-family-generic="system" style:font-pitch="variable"/>
    <style:font-face style:name="Calibri3"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letter-kerning="false" style:font-name-asian="Calibri3"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2_20_Car" style:display-name="Titre 2 Car" style:family="text" style:parent-style-name="Default_20_Paragraph_20_Font">
      <style:text-properties style:font-name="Calibri Light" fo:font-family="'Calibri Light'"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master-page style:name="Converted1" style:page-layout-name="Mpm2">
      <style:footer>
        <text:p text:style-name="MP1"><text:page-number text:select-page="current">2</text:page-number></text:p>
        <text:p text:style-name="Footer"/>
      </style:footer>
    </style:master-page>
    <style:master-page style:name="Converted2" style:page-layout-name="Mpm2">
      <style:footer>
        <text:p text:style-name="MP1"><text:page-number text:select-page="current">3</text:page-number></text:p>
        <text:p text:style-name="Footer"/>
      </style:footer>
    </style:master-page>
    <style:master-page style:name="Converted3" style:page-layout-name="Mpm2">
      <style:footer>
        <text:p text:style-name="MP1"><text:page-number text:select-page="current">4</text:page-number></text:p>
        <text:p text:style-name="Footer"/>
      </style:footer>
    </style:master-page>
    <style:master-page style:name="Converted4" style:page-layout-name="Mpm2">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09:45:00</meta:creation-date>
    <meta:initial-creator>Célia Martinie</meta:initial-creator>
    <dc:language>fr-FR</dc:language>
    <dc:date>2019-11-07T15:17:53.876000000</dc:date>
    <meta:editing-cycles>35</meta:editing-cycles>
    <meta:editing-duration>PT1H14M13S</meta:editing-duration>
    <meta:generator>LibreOffice/5.4.6.2$Windows_X86_64 LibreOffice_project/4014ce260a04f1026ba855d3b8d91541c224eab8</meta:generator>
    <meta:document-statistic meta:table-count="17" meta:image-count="0" meta:object-count="0" meta:page-count="18" meta:paragraph-count="418" meta:word-count="2456" meta:character-count="14319" meta:non-whitespace-character-count="1221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